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n_unc_k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816000" calcext:value-type="float">
            <text:p>770816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77964473009227" calcext:value-type="float">
            <text:p>0.377964473009227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838000" calcext:value-type="float">
            <text:p>776838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77964473009227" calcext:value-type="float">
            <text:p>0.377964473009227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948000" calcext:value-type="float">
            <text:p>806948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77964473009227" calcext:value-type="float">
            <text:p>0.377964473009227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3080000" calcext:value-type="float">
            <text:p>84308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77964473009227" calcext:value-type="float">
            <text:p>0.377964473009227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7498000" calcext:value-type="float">
            <text:p>957498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77964473009227" calcext:value-type="float">
            <text:p>0.377964473009227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432000" calcext:value-type="float">
            <text:p>939432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77964473009227" calcext:value-type="float">
            <text:p>0.377964473009227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7828000" calcext:value-type="float">
            <text:p>1047828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77964473009227" calcext:value-type="float">
            <text:p>0.377964473009227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050" calcext:value-type="float">
            <text:p>1050</text:p>
          </table:table-cell>
          <table:table-cell office:value-type="float" office:value="0.217" calcext:value-type="float">
            <text:p>0.217</text:p>
          </table:table-cell>
          <table:table-cell office:value-type="float" office:value="0" calcext:value-type="float">
            <text:p>0</text:p>
          </table:table-cell>
          <table:table-cell office:value-type="float" office:value="1950000000" calcext:value-type="float">
            <text:p>19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069" calcext:value-type="float">
            <text:p>1069</text:p>
          </table:table-cell>
          <table:table-cell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  <table:table-cell office:value-type="float" office:value="1850000000" calcext:value-type="float">
            <text:p>18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103" calcext:value-type="float">
            <text:p>1103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1700000000" calcext:value-type="float">
            <text:p>17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105" calcext:value-type="float">
            <text:p>1105</text:p>
          </table:table-cell>
          <table:table-cell office:value-type="float" office:value="0.365" calcext:value-type="float">
            <text:p>0.365</text:p>
          </table:table-cell>
          <table:table-cell office:value-type="float" office:value="0" calcext:value-type="float">
            <text:p>0</text:p>
          </table:table-cell>
          <table:table-cell office:value-type="float" office:value="1850000000" calcext:value-type="float">
            <text:p>18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118" calcext:value-type="float">
            <text:p>1118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2150000000" calcext:value-type="float">
            <text:p>21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183" calcext:value-type="float">
            <text:p>1183</text:p>
          </table:table-cell>
          <table:table-cell office:value-type="float" office:value="0.202" calcext:value-type="float">
            <text:p>0.202</text:p>
          </table:table-cell>
          <table:table-cell office:value-type="float" office:value="0" calcext:value-type="float">
            <text:p>0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198" calcext:value-type="float">
            <text:p>1198</text:p>
          </table:table-cell>
          <table:table-cell office:value-type="float" office:value="0.421" calcext:value-type="float">
            <text:p>0.421</text:p>
          </table:table-cell>
          <table:table-cell office:value-type="float" office:value="0" calcext:value-type="float">
            <text:p>0</text:p>
          </table:table-cell>
          <table:table-cell office:value-type="float" office:value="1950000000" calcext:value-type="float">
            <text:p>19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228" calcext:value-type="float">
            <text:p>1228</text:p>
          </table:table-cell>
          <table:table-cell office:value-type="float" office:value="0.219" calcext:value-type="float">
            <text:p>0.219</text:p>
          </table:table-cell>
          <table:table-cell office:value-type="float" office:value="0" calcext:value-type="float">
            <text:p>0</text:p>
          </table:table-cell>
          <table:table-cell office:value-type="float" office:value="2350000000" calcext:value-type="float">
            <text:p>23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248" calcext:value-type="float">
            <text:p>1248</text:p>
          </table:table-cell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</text:p>
          </table:table-cell>
          <table:table-cell office:value-type="float" office:value="2200000000" calcext:value-type="float">
            <text:p>22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256" calcext:value-type="float">
            <text:p>1256</text:p>
          </table:table-cell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office:value-type="float" office:value="2400000000" calcext:value-type="float">
            <text:p>24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300" calcext:value-type="float">
            <text:p>1300</text:p>
          </table:table-cell>
          <table:table-cell office:value-type="float" office:value="0.439" calcext:value-type="float">
            <text:p>0.439</text:p>
          </table:table-cell>
          <table:table-cell office:value-type="float" office:value="0" calcext:value-type="float">
            <text:p>0</text:p>
          </table:table-cell>
          <table:table-cell office:value-type="float" office:value="2010000000" calcext:value-type="float">
            <text:p>201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398" calcext:value-type="float">
            <text:p>1398</text:p>
          </table:table-cell>
          <table:table-cell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  <table:table-cell office:value-type="float" office:value="2450000000" calcext:value-type="float">
            <text:p>24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16" calcext:value-type="float">
            <text:p>1416</text:p>
          </table:table-cell>
          <table:table-cell office:value-type="float" office:value="0.405" calcext:value-type="float">
            <text:p>0.405</text:p>
          </table:table-cell>
          <table:table-cell office:value-type="float" office:value="0" calcext:value-type="float">
            <text:p>0</text:p>
          </table:table-cell>
          <table:table-cell office:value-type="float" office:value="2550000000" calcext:value-type="float">
            <text:p>25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94" calcext:value-type="float">
            <text:p>1494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float" office:value="2660000000" calcext:value-type="float">
            <text:p>266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91" calcext:value-type="float">
            <text:p>1591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office:value-type="float" office:value="2950000000" calcext:value-type="float">
            <text:p>29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92" calcext:value-type="float">
            <text:p>1592</text:p>
          </table:table-cell>
          <table:table-cell office:value-type="float" office:value="0.364" calcext:value-type="float">
            <text:p>0.364</text:p>
          </table:table-cell>
          <table:table-cell office:value-type="float" office:value="0" calcext:value-type="float">
            <text:p>0</text:p>
          </table:table-cell>
          <table:table-cell office:value-type="float" office:value="3100000000" calcext:value-type="float">
            <text:p>31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44" calcext:value-type="float">
            <text:p>1644</text:p>
          </table:table-cell>
          <table:table-cell office:value-type="float" office:value="0.602" calcext:value-type="float">
            <text:p>0.602</text:p>
          </table:table-cell>
          <table:table-cell office:value-type="float" office:value="0" calcext:value-type="float">
            <text:p>0</text:p>
          </table:table-cell>
          <table:table-cell office:value-type="float" office:value="3100000000" calcext:value-type="float">
            <text:p>31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50" calcext:value-type="float">
            <text:p>165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350000000" calcext:value-type="float">
            <text:p>33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84" calcext:value-type="float">
            <text:p>1684</text:p>
          </table:table-cell>
          <table:table-cell office:value-type="float" office:value="0.253" calcext:value-type="float">
            <text:p>0.253</text:p>
          </table:table-cell>
          <table:table-cell office:value-type="float" office:value="0" calcext:value-type="float">
            <text:p>0</text:p>
          </table:table-cell>
          <table:table-cell office:value-type="float" office:value="3650000000" calcext:value-type="float">
            <text:p>36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50" calcext:value-type="float">
            <text:p>1750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  <table:table-cell office:value-type="float" office:value="3850000000" calcext:value-type="float">
            <text:p>38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61" calcext:value-type="float">
            <text:p>1861</text:p>
          </table:table-cell>
          <table:table-cell office:value-type="float" office:value="0.287" calcext:value-type="float">
            <text:p>0.287</text:p>
          </table:table-cell>
          <table:table-cell office:value-type="float" office:value="0" calcext:value-type="float">
            <text:p>0</text:p>
          </table:table-cell>
          <table:table-cell office:value-type="float" office:value="4950000000" calcext:value-type="float">
            <text:p>49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902" calcext:value-type="float">
            <text:p>1902</text:p>
          </table:table-cell>
          <table:table-cell office:value-type="float" office:value="0.292" calcext:value-type="float">
            <text:p>0.292</text:p>
          </table:table-cell>
          <table:table-cell office:value-type="float" office:value="0" calcext:value-type="float">
            <text:p>0</text:p>
          </table:table-cell>
          <table:table-cell office:value-type="float" office:value="4750000000" calcext:value-type="float">
            <text:p>47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13" calcext:value-type="float">
            <text:p>2013</text:p>
          </table:table-cell>
          <table:table-cell office:value-type="float" office:value="0.322" calcext:value-type="float">
            <text:p>0.322</text:p>
          </table:table-cell>
          <table:table-cell office:value-type="float" office:value="0" calcext:value-type="float">
            <text:p>0</text:p>
          </table:table-cell>
          <table:table-cell office:value-type="float" office:value="4720000000" calcext:value-type="float">
            <text:p>47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189" calcext:value-type="float">
            <text:p>2189</text:p>
          </table:table-cell>
          <table:table-cell office:value-type="float" office:value="0.217" calcext:value-type="float">
            <text:p>0.217</text:p>
          </table:table-cell>
          <table:table-cell office:value-type="float" office:value="0" calcext:value-type="float">
            <text:p>0</text:p>
          </table:table-cell>
          <table:table-cell office:value-type="float" office:value="6400000000" calcext:value-type="float">
            <text:p>64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265" calcext:value-type="float">
            <text:p>2265</text:p>
          </table:table-cell>
          <table:table-cell office:value-type="float" office:value="0.286" calcext:value-type="float">
            <text:p>0.286</text:p>
          </table:table-cell>
          <table:table-cell office:value-type="float" office:value="0" calcext:value-type="float">
            <text:p>0</text:p>
          </table:table-cell>
          <table:table-cell office:value-type="float" office:value="7320000000" calcext:value-type="float">
            <text:p>73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352" calcext:value-type="float">
            <text:p>2352</text:p>
          </table:table-cell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 office:value-type="float" office:value="7500000000" calcext:value-type="float">
            <text:p>75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384" calcext:value-type="float">
            <text:p>2384</text:p>
          </table:table-cell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</text:p>
          </table:table-cell>
          <table:table-cell office:value-type="float" office:value="8500000000" calcext:value-type="float">
            <text:p>85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92450089729875" calcext:value-type="float">
            <text:p>0.19245008972987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176" calcext:value-type="float">
            <text:p>1176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  <table:table-cell office:value-type="float" office:value="1700000000" calcext:value-type="float">
            <text:p>17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233" calcext:value-type="float">
            <text:p>1233</text:p>
          </table:table-cell>
          <table:table-cell office:value-type="float" office:value="1.746" calcext:value-type="float">
            <text:p>1.746</text:p>
          </table:table-cell>
          <table:table-cell office:value-type="float" office:value="0" calcext:value-type="float">
            <text:p>0</text:p>
          </table:table-cell>
          <table:table-cell office:value-type="float" office:value="1900000000" calcext:value-type="float">
            <text:p>19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344" calcext:value-type="float">
            <text:p>1344</text:p>
          </table:table-cell>
          <table:table-cell office:value-type="float" office:value="1.974" calcext:value-type="float">
            <text:p>1.974</text:p>
          </table:table-cell>
          <table:table-cell office:value-type="float" office:value="0" calcext:value-type="float">
            <text:p>0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277" calcext:value-type="float">
            <text:p>1277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317" calcext:value-type="float">
            <text:p>1317</text:p>
          </table:table-cell>
          <table:table-cell office:value-type="float" office:value="2.011" calcext:value-type="float">
            <text:p>2.011</text:p>
          </table:table-cell>
          <table:table-cell office:value-type="float" office:value="0" calcext:value-type="float">
            <text:p>0</text:p>
          </table:table-cell>
          <table:table-cell office:value-type="float" office:value="2100000000" calcext:value-type="float">
            <text:p>21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374" calcext:value-type="float">
            <text:p>1374</text:p>
          </table:table-cell>
          <table:table-cell office:value-type="float" office:value="1.945" calcext:value-type="float">
            <text:p>1.945</text:p>
          </table:table-cell>
          <table:table-cell office:value-type="float" office:value="0" calcext:value-type="float">
            <text:p>0</text:p>
          </table:table-cell>
          <table:table-cell office:value-type="float" office:value="2200000000" calcext:value-type="float">
            <text:p>22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398" calcext:value-type="float">
            <text:p>1398</text:p>
          </table:table-cell>
          <table:table-cell office:value-type="float" office:value="1.909" calcext:value-type="float">
            <text:p>1.909</text:p>
          </table:table-cell>
          <table:table-cell office:value-type="float" office:value="0" calcext:value-type="float">
            <text:p>0</text:p>
          </table:table-cell>
          <table:table-cell office:value-type="float" office:value="2300000000" calcext:value-type="float">
            <text:p>23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24" calcext:value-type="float">
            <text:p>1424</text:p>
          </table:table-cell>
          <table:table-cell office:value-type="float" office:value="1.868" calcext:value-type="float">
            <text:p>1.868</text:p>
          </table:table-cell>
          <table:table-cell office:value-type="float" office:value="0" calcext:value-type="float">
            <text:p>0</text:p>
          </table:table-cell>
          <table:table-cell office:value-type="float" office:value="2200000000" calcext:value-type="float">
            <text:p>22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0000000" calcext:value-type="float">
            <text:p>157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000000" calcext:value-type="float">
            <text:p>14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0000000" calcext:value-type="float">
            <text:p>143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0000000" calcext:value-type="float">
            <text:p>15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0000000" calcext:value-type="float">
            <text:p>163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000000" calcext:value-type="float">
            <text:p>151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0000000" calcext:value-type="float">
            <text:p>15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0000000" calcext:value-type="float">
            <text:p>15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0000000" calcext:value-type="float">
            <text:p>15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000000" calcext:value-type="float">
            <text:p>136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091" calcext:value-type="float">
            <text:p>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0000000" calcext:value-type="float">
            <text:p>137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000000" calcext:value-type="float">
            <text:p>136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0000000" calcext:value-type="float">
            <text:p>129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0000000" calcext:value-type="float">
            <text:p>141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000000" calcext:value-type="float">
            <text:p>136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091" calcext:value-type="float">
            <text:p>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000000" calcext:value-type="float">
            <text:p>139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054" calcext:value-type="float">
            <text:p>1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0000000" calcext:value-type="float">
            <text:p>12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054" calcext:value-type="float">
            <text:p>1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0000000" calcext:value-type="float">
            <text:p>124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053" calcext:value-type="float">
            <text:p>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000000" calcext:value-type="float">
            <text:p>139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053" calcext:value-type="float">
            <text:p>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0000000" calcext:value-type="float">
            <text:p>121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053" calcext:value-type="float">
            <text:p>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0000000" calcext:value-type="float">
            <text:p>137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15" calcext:value-type="float">
            <text:p>1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0000000" calcext:value-type="float">
            <text:p>22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83" calcext:value-type="float">
            <text:p>1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0000000" calcext:value-type="float">
            <text:p>281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43" calcext:value-type="float">
            <text:p>1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0000000" calcext:value-type="float">
            <text:p>324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0000000" calcext:value-type="float">
            <text:p>23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933" calcext:value-type="float">
            <text:p>1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0000000" calcext:value-type="float">
            <text:p>313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935" calcext:value-type="float">
            <text:p>1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0000000" calcext:value-type="float">
            <text:p>327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954" calcext:value-type="float">
            <text:p>1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0000000" calcext:value-type="float">
            <text:p>21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0000000" calcext:value-type="float">
            <text:p>314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0000000" calcext:value-type="float">
            <text:p>25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0000000" calcext:value-type="float">
            <text:p>35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31" calcext:value-type="float">
            <text:p>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0000000" calcext:value-type="float">
            <text:p>30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33" calcext:value-type="float">
            <text:p>2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0000000" calcext:value-type="float">
            <text:p>294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34" calcext:value-type="float">
            <text:p>1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0000000" calcext:value-type="float">
            <text:p>25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27" calcext:value-type="float">
            <text:p>1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0000000" calcext:value-type="float">
            <text:p>15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90" calcext:value-type="float">
            <text:p>1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000000" calcext:value-type="float">
            <text:p>174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94" calcext:value-type="float">
            <text:p>1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0000000" calcext:value-type="float">
            <text:p>241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44" calcext:value-type="float">
            <text:p>1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0000000" calcext:value-type="float">
            <text:p>223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75" calcext:value-type="float">
            <text:p>1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0000000" calcext:value-type="float">
            <text:p>16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52" calcext:value-type="float">
            <text:p>1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0000000" calcext:value-type="float">
            <text:p>313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87" calcext:value-type="float">
            <text:p>1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0000000" calcext:value-type="float">
            <text:p>40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0000000" calcext:value-type="float">
            <text:p>293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0000000" calcext:value-type="float">
            <text:p>224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0000000" calcext:value-type="float">
            <text:p>316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0000000" calcext:value-type="float">
            <text:p>24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23" calcext:value-type="float">
            <text:p>1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000000" calcext:value-type="float">
            <text:p>156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57" calcext:value-type="float">
            <text:p>1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0000000" calcext:value-type="float">
            <text:p>18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0000000" calcext:value-type="float">
            <text:p>313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0000000" calcext:value-type="float">
            <text:p>216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98" calcext:value-type="float">
            <text:p>1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0000000" calcext:value-type="float">
            <text:p>20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04" calcext:value-type="float">
            <text:p>1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0000000" calcext:value-type="float">
            <text:p>217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43" calcext:value-type="float">
            <text:p>1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0000000" calcext:value-type="float">
            <text:p>24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67" calcext:value-type="float">
            <text:p>1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0000000" calcext:value-type="float">
            <text:p>257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0000000" calcext:value-type="float">
            <text:p>25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78" calcext:value-type="float">
            <text:p>1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0000000" calcext:value-type="float">
            <text:p>231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05" calcext:value-type="float">
            <text:p>1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0000000" calcext:value-type="float">
            <text:p>28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28" calcext:value-type="float">
            <text:p>1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0000000" calcext:value-type="float">
            <text:p>311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0000000" calcext:value-type="float">
            <text:p>29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0000000" calcext:value-type="float">
            <text:p>274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0000000" calcext:value-type="float">
            <text:p>31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986" calcext:value-type="float">
            <text:p>1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0000000" calcext:value-type="float">
            <text:p>217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73" calcext:value-type="float">
            <text:p>1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0000000" calcext:value-type="float">
            <text:p>16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0000000" calcext:value-type="float">
            <text:p>14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0000000" calcext:value-type="float">
            <text:p>159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26" calcext:value-type="float">
            <text:p>1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0000000" calcext:value-type="float">
            <text:p>19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65" calcext:value-type="float">
            <text:p>1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0000000" calcext:value-type="float">
            <text:p>17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82" calcext:value-type="float">
            <text:p>1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0000000" calcext:value-type="float">
            <text:p>21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07" calcext:value-type="float">
            <text:p>1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0000000" calcext:value-type="float">
            <text:p>21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337" calcext:value-type="float">
            <text:p>1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0000000" calcext:value-type="float">
            <text:p>20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378" calcext:value-type="float">
            <text:p>1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0000000" calcext:value-type="float">
            <text:p>199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16" calcext:value-type="float">
            <text:p>1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0000000" calcext:value-type="float">
            <text:p>209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48" calcext:value-type="float">
            <text:p>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0000000" calcext:value-type="float">
            <text:p>21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0000000" calcext:value-type="float">
            <text:p>231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70" calcext:value-type="float">
            <text:p>1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0000000" calcext:value-type="float">
            <text:p>22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71" calcext:value-type="float">
            <text:p>1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0000000" calcext:value-type="float">
            <text:p>237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74" calcext:value-type="float">
            <text:p>1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0000000" calcext:value-type="float">
            <text:p>223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87" calcext:value-type="float">
            <text:p>1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0000000" calcext:value-type="float">
            <text:p>243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0000000" calcext:value-type="float">
            <text:p>17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93" calcext:value-type="float">
            <text:p>1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0000000" calcext:value-type="float">
            <text:p>163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97" calcext:value-type="float">
            <text:p>1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0000000" calcext:value-type="float">
            <text:p>161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68" calcext:value-type="float">
            <text:p>1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0000000" calcext:value-type="float">
            <text:p>16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19" calcext:value-type="float">
            <text:p>1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34" calcext:value-type="float">
            <text:p>1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0000000" calcext:value-type="float">
            <text:p>224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288" calcext:value-type="float">
            <text:p>1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0000000" calcext:value-type="float">
            <text:p>179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315" calcext:value-type="float">
            <text:p>1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0000000" calcext:value-type="float">
            <text:p>181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336" calcext:value-type="float">
            <text:p>1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000000" calcext:value-type="float">
            <text:p>113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341" calcext:value-type="float">
            <text:p>1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0000000" calcext:value-type="float">
            <text:p>124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355" calcext:value-type="float">
            <text:p>1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0000000" calcext:value-type="float">
            <text:p>15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367" calcext:value-type="float">
            <text:p>1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0000000" calcext:value-type="float">
            <text:p>177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16" calcext:value-type="float">
            <text:p>1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0000000" calcext:value-type="float">
            <text:p>237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29" calcext:value-type="float">
            <text:p>1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000000" calcext:value-type="float">
            <text:p>18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38" calcext:value-type="float">
            <text:p>1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0000000" calcext:value-type="float">
            <text:p>161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48" calcext:value-type="float">
            <text:p>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0000000" calcext:value-type="float">
            <text:p>26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14" calcext:value-type="float">
            <text:p>1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0000000" calcext:value-type="float">
            <text:p>26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375" calcext:value-type="float">
            <text:p>1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0000000" calcext:value-type="float">
            <text:p>241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56" calcext:value-type="float">
            <text:p>1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0000000" calcext:value-type="float">
            <text:p>251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06" calcext:value-type="float">
            <text:p>1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000000" calcext:value-type="float">
            <text:p>174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20" calcext:value-type="float">
            <text:p>1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0000000" calcext:value-type="float">
            <text:p>117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0000000" calcext:value-type="float">
            <text:p>146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385" calcext:value-type="float">
            <text:p>1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000000" calcext:value-type="float">
            <text:p>185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29" calcext:value-type="float">
            <text:p>1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0000000" calcext:value-type="float">
            <text:p>176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38" calcext:value-type="float">
            <text:p>1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57" calcext:value-type="float">
            <text:p>1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000000" calcext:value-type="float">
            <text:p>14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460" calcext:value-type="float">
            <text:p>1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000000" calcext:value-type="float">
            <text:p>14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98058067569092" calcext:value-type="float">
            <text:p>0.098058067569092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77" calcext:value-type="float">
            <text:p>1577</text:p>
          </table:table-cell>
          <table:table-cell office:value-type="float" office:value="0.021013157894737" calcext:value-type="float">
            <text:p>0.021013157894737</text:p>
          </table:table-cell>
          <table:table-cell office:value-type="float" office:value="0" calcext:value-type="float">
            <text:p>0</text:p>
          </table:table-cell>
          <table:table-cell office:value-type="float" office:value="2938613448.93096" calcext:value-type="float">
            <text:p>2938613448.93096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00" calcext:value-type="float">
            <text:p>1500</text:p>
          </table:table-cell>
          <table:table-cell office:value-type="float" office:value="0.020776315789474" calcext:value-type="float">
            <text:p>0.020776315789474</text:p>
          </table:table-cell>
          <table:table-cell office:value-type="float" office:value="0" calcext:value-type="float">
            <text:p>0</text:p>
          </table:table-cell>
          <table:table-cell office:value-type="float" office:value="3909124510.58521" calcext:value-type="float">
            <text:p>3909124510.58521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51" calcext:value-type="float">
            <text:p>1551</text:p>
          </table:table-cell>
          <table:table-cell office:value-type="float" office:value="0.020881578947369" calcext:value-type="float">
            <text:p>0.020881578947369</text:p>
          </table:table-cell>
          <table:table-cell office:value-type="float" office:value="0" calcext:value-type="float">
            <text:p>0</text:p>
          </table:table-cell>
          <table:table-cell office:value-type="float" office:value="3379058904.48765" calcext:value-type="float">
            <text:p>3379058904.48765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02" calcext:value-type="float">
            <text:p>1702</text:p>
          </table:table-cell>
          <table:table-cell office:value-type="float" office:value="0.020947368421053" calcext:value-type="float">
            <text:p>0.020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3008803510.54847" calcext:value-type="float">
            <text:p>3008803510.54847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50" calcext:value-type="float">
            <text:p>1550</text:p>
          </table:table-cell>
          <table:table-cell office:value-type="float" office:value="0.021026315789474" calcext:value-type="float">
            <text:p>0.021026315789474</text:p>
          </table:table-cell>
          <table:table-cell office:value-type="float" office:value="0" calcext:value-type="float">
            <text:p>0</text:p>
          </table:table-cell>
          <table:table-cell office:value-type="float" office:value="3626104517.74044" calcext:value-type="float">
            <text:p>3626104517.74044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31" calcext:value-type="float">
            <text:p>1531</text:p>
          </table:table-cell>
          <table:table-cell office:value-type="float" office:value="0.020934210526316" calcext:value-type="float">
            <text:p>0.020934210526316</text:p>
          </table:table-cell>
          <table:table-cell office:value-type="float" office:value="0" calcext:value-type="float">
            <text:p>0</text:p>
          </table:table-cell>
          <table:table-cell office:value-type="float" office:value="4082172520.59156" calcext:value-type="float">
            <text:p>4082172520.59156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22" calcext:value-type="float">
            <text:p>1522</text:p>
          </table:table-cell>
          <table:table-cell office:value-type="float" office:value="0.020907894736842" calcext:value-type="float">
            <text:p>0.020907894736842</text:p>
          </table:table-cell>
          <table:table-cell office:value-type="float" office:value="0" calcext:value-type="float">
            <text:p>0</text:p>
          </table:table-cell>
          <table:table-cell office:value-type="float" office:value="4334197065.21554" calcext:value-type="float">
            <text:p>4334197065.21554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42" calcext:value-type="float">
            <text:p>1542</text:p>
          </table:table-cell>
          <table:table-cell office:value-type="float" office:value="0.020947368421053" calcext:value-type="float">
            <text:p>0.020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3390363614.4215" calcext:value-type="float">
            <text:p>3390363614.4215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95" calcext:value-type="float">
            <text:p>1695</text:p>
          </table:table-cell>
          <table:table-cell office:value-type="float" office:value="0.020934210526316" calcext:value-type="float">
            <text:p>0.020934210526316</text:p>
          </table:table-cell>
          <table:table-cell office:value-type="float" office:value="0" calcext:value-type="float">
            <text:p>0</text:p>
          </table:table-cell>
          <table:table-cell office:value-type="float" office:value="2750058652.91531" calcext:value-type="float">
            <text:p>2750058652.91531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60" calcext:value-type="float">
            <text:p>1660</text:p>
          </table:table-cell>
          <table:table-cell office:value-type="float" office:value="0.020947368421053" calcext:value-type="float">
            <text:p>0.020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3906313152.43735" calcext:value-type="float">
            <text:p>3906313152.43735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01" calcext:value-type="float">
            <text:p>1701</text:p>
          </table:table-cell>
          <table:table-cell office:value-type="float" office:value="0.020881578947369" calcext:value-type="float">
            <text:p>0.020881578947369</text:p>
          </table:table-cell>
          <table:table-cell office:value-type="float" office:value="0" calcext:value-type="float">
            <text:p>0</text:p>
          </table:table-cell>
          <table:table-cell office:value-type="float" office:value="3769613198.54939" calcext:value-type="float">
            <text:p>3769613198.54939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85" calcext:value-type="float">
            <text:p>1685</text:p>
          </table:table-cell>
          <table:table-cell office:value-type="float" office:value="0.020868421052632" calcext:value-type="float">
            <text:p>0.020868421052632</text:p>
          </table:table-cell>
          <table:table-cell office:value-type="float" office:value="0" calcext:value-type="float">
            <text:p>0</text:p>
          </table:table-cell>
          <table:table-cell office:value-type="float" office:value="4490701550.45341" calcext:value-type="float">
            <text:p>4490701550.45341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58" calcext:value-type="float">
            <text:p>1858</text:p>
          </table:table-cell>
          <table:table-cell office:value-type="float" office:value="0.020842105263158" calcext:value-type="float">
            <text:p>0.020842105263158</text:p>
          </table:table-cell>
          <table:table-cell office:value-type="float" office:value="0" calcext:value-type="float">
            <text:p>0</text:p>
          </table:table-cell>
          <table:table-cell office:value-type="float" office:value="3761786695.97351" calcext:value-type="float">
            <text:p>3761786695.97351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23" calcext:value-type="float">
            <text:p>1823</text:p>
          </table:table-cell>
          <table:table-cell office:value-type="float" office:value="0.020947368421053" calcext:value-type="float">
            <text:p>0.020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3279413083.37294" calcext:value-type="float">
            <text:p>3279413083.37294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67" calcext:value-type="float">
            <text:p>1867</text:p>
          </table:table-cell>
          <table:table-cell office:value-type="float" office:value="0.020815789473684" calcext:value-type="float">
            <text:p>0.020815789473684</text:p>
          </table:table-cell>
          <table:table-cell office:value-type="float" office:value="0" calcext:value-type="float">
            <text:p>0</text:p>
          </table:table-cell>
          <table:table-cell office:value-type="float" office:value="3614844664.66694" calcext:value-type="float">
            <text:p>3614844664.66694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22" calcext:value-type="float">
            <text:p>1722</text:p>
          </table:table-cell>
          <table:table-cell office:value-type="float" office:value="0.020947368421053" calcext:value-type="float">
            <text:p>0.020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3680695144.66488" calcext:value-type="float">
            <text:p>3680695144.66488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00" calcext:value-type="float">
            <text:p>1600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3190133743.84901" calcext:value-type="float">
            <text:p>3190133743.84901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70" calcext:value-type="float">
            <text:p>1570</text:p>
          </table:table-cell>
          <table:table-cell office:value-type="float" office:value="0.020842105263158" calcext:value-type="float">
            <text:p>0.020842105263158</text:p>
          </table:table-cell>
          <table:table-cell office:value-type="float" office:value="0" calcext:value-type="float">
            <text:p>0</text:p>
          </table:table-cell>
          <table:table-cell office:value-type="float" office:value="3184639743.17423" calcext:value-type="float">
            <text:p>3184639743.17423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27" calcext:value-type="float">
            <text:p>1627</text:p>
          </table:table-cell>
          <table:table-cell office:value-type="float" office:value="0.021013157894737" calcext:value-type="float">
            <text:p>0.021013157894737</text:p>
          </table:table-cell>
          <table:table-cell office:value-type="float" office:value="0" calcext:value-type="float">
            <text:p>0</text:p>
          </table:table-cell>
          <table:table-cell office:value-type="float" office:value="3226057581.60083" calcext:value-type="float">
            <text:p>3226057581.60083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35" calcext:value-type="float">
            <text:p>1635</text:p>
          </table:table-cell>
          <table:table-cell office:value-type="float" office:value="0.020947368421053" calcext:value-type="float">
            <text:p>0.020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3192274505.3701" calcext:value-type="float">
            <text:p>3192274505.3701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94" calcext:value-type="float">
            <text:p>1594</text:p>
          </table:table-cell>
          <table:table-cell office:value-type="float" office:value="0.021026315789474" calcext:value-type="float">
            <text:p>0.021026315789474</text:p>
          </table:table-cell>
          <table:table-cell office:value-type="float" office:value="0" calcext:value-type="float">
            <text:p>0</text:p>
          </table:table-cell>
          <table:table-cell office:value-type="float" office:value="3902918926.15341" calcext:value-type="float">
            <text:p>3902918926.15341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95" calcext:value-type="float">
            <text:p>1595</text:p>
          </table:table-cell>
          <table:table-cell office:value-type="float" office:value="0.020802631578947" calcext:value-type="float">
            <text:p>0.020802631578947</text:p>
          </table:table-cell>
          <table:table-cell office:value-type="float" office:value="0" calcext:value-type="float">
            <text:p>0</text:p>
          </table:table-cell>
          <table:table-cell office:value-type="float" office:value="3764512200.17303" calcext:value-type="float">
            <text:p>3764512200.17303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551" calcext:value-type="float">
            <text:p>1551</text:p>
          </table:table-cell>
          <table:table-cell office:value-type="float" office:value="0.020947368421053" calcext:value-type="float">
            <text:p>0.020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3837805312.05054" calcext:value-type="float">
            <text:p>3837805312.05054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89" calcext:value-type="float">
            <text:p>1789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4216942884.928" calcext:value-type="float">
            <text:p>4216942884.928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686" calcext:value-type="float">
            <text:p>1686</text:p>
          </table:table-cell>
          <table:table-cell office:value-type="float" office:value="0.020855263157895" calcext:value-type="float">
            <text:p>0.020855263157895</text:p>
          </table:table-cell>
          <table:table-cell office:value-type="float" office:value="0" calcext:value-type="float">
            <text:p>0</text:p>
          </table:table-cell>
          <table:table-cell office:value-type="float" office:value="3308609401.56883" calcext:value-type="float">
            <text:p>3308609401.56883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53" calcext:value-type="float">
            <text:p>1853</text:p>
          </table:table-cell>
          <table:table-cell office:value-type="float" office:value="0.020894736842105" calcext:value-type="float">
            <text:p>0.020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3384751374.27144" calcext:value-type="float">
            <text:p>3384751374.27144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119" calcext:value-type="float">
            <text:p>2119</text:p>
          </table:table-cell>
          <table:table-cell office:value-type="float" office:value="0.020868421052632" calcext:value-type="float">
            <text:p>0.020868421052632</text:p>
          </table:table-cell>
          <table:table-cell office:value-type="float" office:value="0" calcext:value-type="float">
            <text:p>0</text:p>
          </table:table-cell>
          <table:table-cell office:value-type="float" office:value="3989532165.53246" calcext:value-type="float">
            <text:p>3989532165.53246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00" calcext:value-type="float">
            <text:p>2000</text:p>
          </table:table-cell>
          <table:table-cell office:value-type="float" office:value="0.020907894736842" calcext:value-type="float">
            <text:p>0.020907894736842</text:p>
          </table:table-cell>
          <table:table-cell office:value-type="float" office:value="0" calcext:value-type="float">
            <text:p>0</text:p>
          </table:table-cell>
          <table:table-cell office:value-type="float" office:value="4096157204.72057" calcext:value-type="float">
            <text:p>4096157204.72057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369" calcext:value-type="float">
            <text:p>2369</text:p>
          </table:table-cell>
          <table:table-cell office:value-type="float" office:value="0.020921052631579" calcext:value-type="float">
            <text:p>0.020921052631579</text:p>
          </table:table-cell>
          <table:table-cell office:value-type="float" office:value="0" calcext:value-type="float">
            <text:p>0</text:p>
          </table:table-cell>
          <table:table-cell office:value-type="float" office:value="4269404827.00046" calcext:value-type="float">
            <text:p>4269404827.00046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113" calcext:value-type="float">
            <text:p>2113</text:p>
          </table:table-cell>
          <table:table-cell office:value-type="float" office:value="0.02096052631579" calcext:value-type="float">
            <text:p>0.02096052631579</text:p>
          </table:table-cell>
          <table:table-cell office:value-type="float" office:value="0" calcext:value-type="float">
            <text:p>0</text:p>
          </table:table-cell>
          <table:table-cell office:value-type="float" office:value="4374993619.58815" calcext:value-type="float">
            <text:p>4374993619.58815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995" calcext:value-type="float">
            <text:p>1995</text:p>
          </table:table-cell>
          <table:table-cell office:value-type="float" office:value="0.021026315789474" calcext:value-type="float">
            <text:p>0.021026315789474</text:p>
          </table:table-cell>
          <table:table-cell office:value-type="float" office:value="0" calcext:value-type="float">
            <text:p>0</text:p>
          </table:table-cell>
          <table:table-cell office:value-type="float" office:value="3437938858.71451" calcext:value-type="float">
            <text:p>3437938858.71451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117" calcext:value-type="float">
            <text:p>2117</text:p>
          </table:table-cell>
          <table:table-cell office:value-type="float" office:value="0.020921052631579" calcext:value-type="float">
            <text:p>0.020921052631579</text:p>
          </table:table-cell>
          <table:table-cell office:value-type="float" office:value="0" calcext:value-type="float">
            <text:p>0</text:p>
          </table:table-cell>
          <table:table-cell office:value-type="float" office:value="3520864151.0468" calcext:value-type="float">
            <text:p>3520864151.0468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320" calcext:value-type="float">
            <text:p>2320</text:p>
          </table:table-cell>
          <table:table-cell office:value-type="float" office:value="0.020907894736842" calcext:value-type="float">
            <text:p>0.020907894736842</text:p>
          </table:table-cell>
          <table:table-cell office:value-type="float" office:value="0" calcext:value-type="float">
            <text:p>0</text:p>
          </table:table-cell>
          <table:table-cell office:value-type="float" office:value="4043829229.82476" calcext:value-type="float">
            <text:p>4043829229.82476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92" calcext:value-type="float">
            <text:p>2092</text:p>
          </table:table-cell>
          <table:table-cell office:value-type="float" office:value="0.020881578947369" calcext:value-type="float">
            <text:p>0.020881578947369</text:p>
          </table:table-cell>
          <table:table-cell office:value-type="float" office:value="0" calcext:value-type="float">
            <text:p>0</text:p>
          </table:table-cell>
          <table:table-cell office:value-type="float" office:value="3740345624.98726" calcext:value-type="float">
            <text:p>3740345624.98726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265" calcext:value-type="float">
            <text:p>2265</text:p>
          </table:table-cell>
          <table:table-cell office:value-type="float" office:value="0.020894736842105" calcext:value-type="float">
            <text:p>0.020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4589701617.44667" calcext:value-type="float">
            <text:p>4589701617.44667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307" calcext:value-type="float">
            <text:p>2307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4142334745.50144" calcext:value-type="float">
            <text:p>4142334745.50144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32" calcext:value-type="float">
            <text:p>1832</text:p>
          </table:table-cell>
          <table:table-cell office:value-type="float" office:value="0.02096052631579" calcext:value-type="float">
            <text:p>0.02096052631579</text:p>
          </table:table-cell>
          <table:table-cell office:value-type="float" office:value="0" calcext:value-type="float">
            <text:p>0</text:p>
          </table:table-cell>
          <table:table-cell office:value-type="float" office:value="2737563307.77192" calcext:value-type="float">
            <text:p>2737563307.77192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19" calcext:value-type="float">
            <text:p>1819</text:p>
          </table:table-cell>
          <table:table-cell office:value-type="float" office:value="0.020855263157895" calcext:value-type="float">
            <text:p>0.020855263157895</text:p>
          </table:table-cell>
          <table:table-cell office:value-type="float" office:value="0" calcext:value-type="float">
            <text:p>0</text:p>
          </table:table-cell>
          <table:table-cell office:value-type="float" office:value="3043831160.71227" calcext:value-type="float">
            <text:p>3043831160.71227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945" calcext:value-type="float">
            <text:p>1945</text:p>
          </table:table-cell>
          <table:table-cell office:value-type="float" office:value="0.020855263157895" calcext:value-type="float">
            <text:p>0.020855263157895</text:p>
          </table:table-cell>
          <table:table-cell office:value-type="float" office:value="0" calcext:value-type="float">
            <text:p>0</text:p>
          </table:table-cell>
          <table:table-cell office:value-type="float" office:value="4738968745.3828" calcext:value-type="float">
            <text:p>4738968745.3828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89" calcext:value-type="float">
            <text:p>1789</text:p>
          </table:table-cell>
          <table:table-cell office:value-type="float" office:value="0.020868421052632" calcext:value-type="float">
            <text:p>0.020868421052632</text:p>
          </table:table-cell>
          <table:table-cell office:value-type="float" office:value="0" calcext:value-type="float">
            <text:p>0</text:p>
          </table:table-cell>
          <table:table-cell office:value-type="float" office:value="5000572645.62986" calcext:value-type="float">
            <text:p>5000572645.62986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94" calcext:value-type="float">
            <text:p>1894</text:p>
          </table:table-cell>
          <table:table-cell office:value-type="float" office:value="0.020881578947369" calcext:value-type="float">
            <text:p>0.020881578947369</text:p>
          </table:table-cell>
          <table:table-cell office:value-type="float" office:value="0" calcext:value-type="float">
            <text:p>0</text:p>
          </table:table-cell>
          <table:table-cell office:value-type="float" office:value="4235258853.12712" calcext:value-type="float">
            <text:p>4235258853.12712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813" calcext:value-type="float">
            <text:p>1813</text:p>
          </table:table-cell>
          <table:table-cell office:value-type="float" office:value="0.020815789473684" calcext:value-type="float">
            <text:p>0.020815789473684</text:p>
          </table:table-cell>
          <table:table-cell office:value-type="float" office:value="0" calcext:value-type="float">
            <text:p>0</text:p>
          </table:table-cell>
          <table:table-cell office:value-type="float" office:value="4815663966.43555" calcext:value-type="float">
            <text:p>4815663966.43555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18" calcext:value-type="float">
            <text:p>2018</text:p>
          </table:table-cell>
          <table:table-cell office:value-type="float" office:value="0.020842105263158" calcext:value-type="float">
            <text:p>0.020842105263158</text:p>
          </table:table-cell>
          <table:table-cell office:value-type="float" office:value="0" calcext:value-type="float">
            <text:p>0</text:p>
          </table:table-cell>
          <table:table-cell office:value-type="float" office:value="2747558655.02234" calcext:value-type="float">
            <text:p>2747558655.02234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105" calcext:value-type="float">
            <text:p>2105</text:p>
          </table:table-cell>
          <table:table-cell office:value-type="float" office:value="0.020828947368421" calcext:value-type="float">
            <text:p>0.020828947368421</text:p>
          </table:table-cell>
          <table:table-cell office:value-type="float" office:value="0" calcext:value-type="float">
            <text:p>0</text:p>
          </table:table-cell>
          <table:table-cell office:value-type="float" office:value="4147390503.16859" calcext:value-type="float">
            <text:p>4147390503.16859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70" calcext:value-type="float">
            <text:p>2070</text:p>
          </table:table-cell>
          <table:table-cell office:value-type="float" office:value="0.020881578947369" calcext:value-type="float">
            <text:p>0.020881578947369</text:p>
          </table:table-cell>
          <table:table-cell office:value-type="float" office:value="0" calcext:value-type="float">
            <text:p>0</text:p>
          </table:table-cell>
          <table:table-cell office:value-type="float" office:value="5190936292.35246" calcext:value-type="float">
            <text:p>5190936292.35246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165" calcext:value-type="float">
            <text:p>2165</text:p>
          </table:table-cell>
          <table:table-cell office:value-type="float" office:value="0.020657894736842" calcext:value-type="float">
            <text:p>0.020657894736842</text:p>
          </table:table-cell>
          <table:table-cell office:value-type="float" office:value="0" calcext:value-type="float">
            <text:p>0</text:p>
          </table:table-cell>
          <table:table-cell office:value-type="float" office:value="5517227423.91858" calcext:value-type="float">
            <text:p>5517227423.91858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221" calcext:value-type="float">
            <text:p>2221</text:p>
          </table:table-cell>
          <table:table-cell office:value-type="float" office:value="0.020828947368421" calcext:value-type="float">
            <text:p>0.020828947368421</text:p>
          </table:table-cell>
          <table:table-cell office:value-type="float" office:value="0" calcext:value-type="float">
            <text:p>0</text:p>
          </table:table-cell>
          <table:table-cell office:value-type="float" office:value="6299574370.70834" calcext:value-type="float">
            <text:p>6299574370.70834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978" calcext:value-type="float">
            <text:p>1978</text:p>
          </table:table-cell>
          <table:table-cell office:value-type="float" office:value="0.020907894736842" calcext:value-type="float">
            <text:p>0.020907894736842</text:p>
          </table:table-cell>
          <table:table-cell office:value-type="float" office:value="0" calcext:value-type="float">
            <text:p>0</text:p>
          </table:table-cell>
          <table:table-cell office:value-type="float" office:value="4796903083.41535" calcext:value-type="float">
            <text:p>4796903083.41535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932" calcext:value-type="float">
            <text:p>1932</text:p>
          </table:table-cell>
          <table:table-cell office:value-type="float" office:value="0.020776315789474" calcext:value-type="float">
            <text:p>0.020776315789474</text:p>
          </table:table-cell>
          <table:table-cell office:value-type="float" office:value="0" calcext:value-type="float">
            <text:p>0</text:p>
          </table:table-cell>
          <table:table-cell office:value-type="float" office:value="5438863156.16538" calcext:value-type="float">
            <text:p>5438863156.16538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78" calcext:value-type="float">
            <text:p>1778</text:p>
          </table:table-cell>
          <table:table-cell office:value-type="float" office:value="0.020684210526316" calcext:value-type="float">
            <text:p>0.020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4241928804.23827" calcext:value-type="float">
            <text:p>4241928804.23827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735" calcext:value-type="float">
            <text:p>1735</text:p>
          </table:table-cell>
          <table:table-cell office:value-type="float" office:value="0.020907894736842" calcext:value-type="float">
            <text:p>0.020907894736842</text:p>
          </table:table-cell>
          <table:table-cell office:value-type="float" office:value="0" calcext:value-type="float">
            <text:p>0</text:p>
          </table:table-cell>
          <table:table-cell office:value-type="float" office:value="4273965724.92122" calcext:value-type="float">
            <text:p>4273965724.92122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140028008402801" calcext:value-type="float">
            <text:p>0.140028008402801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940" calcext:value-type="float">
            <text:p>1940</text:p>
          </table:table-cell>
          <table:table-cell office:value-type="float" office:value="0.020907894736842" calcext:value-type="float">
            <text:p>0.020907894736842</text:p>
          </table:table-cell>
          <table:table-cell office:value-type="float" office:value="0" calcext:value-type="float">
            <text:p>0</text:p>
          </table:table-cell>
          <table:table-cell office:value-type="float" office:value="3990803405.35473" calcext:value-type="float">
            <text:p>3990803405.35473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277350098112615" calcext:value-type="float">
            <text:p>0.27735009811261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1972" calcext:value-type="float">
            <text:p>1972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5453252643.48844" calcext:value-type="float">
            <text:p>5453252643.48844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277350098112615" calcext:value-type="float">
            <text:p>0.27735009811261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204" calcext:value-type="float">
            <text:p>2204</text:p>
          </table:table-cell>
          <table:table-cell office:value-type="float" office:value="0.020855263157895" calcext:value-type="float">
            <text:p>0.020855263157895</text:p>
          </table:table-cell>
          <table:table-cell office:value-type="float" office:value="0" calcext:value-type="float">
            <text:p>0</text:p>
          </table:table-cell>
          <table:table-cell office:value-type="float" office:value="4021529721.51537" calcext:value-type="float">
            <text:p>4021529721.51537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277350098112615" calcext:value-type="float">
            <text:p>0.27735009811261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93" calcext:value-type="float">
            <text:p>2093</text:p>
          </table:table-cell>
          <table:table-cell office:value-type="float" office:value="0.021013157894737" calcext:value-type="float">
            <text:p>0.021013157894737</text:p>
          </table:table-cell>
          <table:table-cell office:value-type="float" office:value="0" calcext:value-type="float">
            <text:p>0</text:p>
          </table:table-cell>
          <table:table-cell office:value-type="float" office:value="4059570132.17534" calcext:value-type="float">
            <text:p>4059570132.17534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277350098112615" calcext:value-type="float">
            <text:p>0.27735009811261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15" calcext:value-type="float">
            <text:p>2015</text:p>
          </table:table-cell>
          <table:table-cell office:value-type="float" office:value="0.020855263157895" calcext:value-type="float">
            <text:p>0.020855263157895</text:p>
          </table:table-cell>
          <table:table-cell office:value-type="float" office:value="0" calcext:value-type="float">
            <text:p>0</text:p>
          </table:table-cell>
          <table:table-cell office:value-type="float" office:value="5520384278.80272" calcext:value-type="float">
            <text:p>5520384278.80272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277350098112615" calcext:value-type="float">
            <text:p>0.27735009811261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99" calcext:value-type="float">
            <text:p>2099</text:p>
          </table:table-cell>
          <table:table-cell office:value-type="float" office:value="0.020894736842105" calcext:value-type="float">
            <text:p>0.020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4514463318.13209" calcext:value-type="float">
            <text:p>4514463318.13209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277350098112615" calcext:value-type="float">
            <text:p>0.27735009811261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186" calcext:value-type="float">
            <text:p>2186</text:p>
          </table:table-cell>
          <table:table-cell office:value-type="float" office:value="0.020947368421053" calcext:value-type="float">
            <text:p>0.020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4621076946.94713" calcext:value-type="float">
            <text:p>4621076946.94713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277350098112615" calcext:value-type="float">
            <text:p>0.27735009811261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37" calcext:value-type="float">
            <text:p>2037</text:p>
          </table:table-cell>
          <table:table-cell office:value-type="float" office:value="0.020828947368421" calcext:value-type="float">
            <text:p>0.020828947368421</text:p>
          </table:table-cell>
          <table:table-cell office:value-type="float" office:value="0" calcext:value-type="float">
            <text:p>0</text:p>
          </table:table-cell>
          <table:table-cell office:value-type="float" office:value="3266963571.15752" calcext:value-type="float">
            <text:p>3266963571.15752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277350098112615" calcext:value-type="float">
            <text:p>0.27735009811261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95" calcext:value-type="float">
            <text:p>2095</text:p>
          </table:table-cell>
          <table:table-cell office:value-type="float" office:value="0.019776315789474" calcext:value-type="float">
            <text:p>0.019776315789474</text:p>
          </table:table-cell>
          <table:table-cell office:value-type="float" office:value="0" calcext:value-type="float">
            <text:p>0</text:p>
          </table:table-cell>
          <table:table-cell office:value-type="float" office:value="4605989870.15476" calcext:value-type="float">
            <text:p>4605989870.15476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277350098112615" calcext:value-type="float">
            <text:p>0.27735009811261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118" calcext:value-type="float">
            <text:p>2118</text:p>
          </table:table-cell>
          <table:table-cell office:value-type="float" office:value="0.020934210526316" calcext:value-type="float">
            <text:p>0.020934210526316</text:p>
          </table:table-cell>
          <table:table-cell office:value-type="float" office:value="0" calcext:value-type="float">
            <text:p>0</text:p>
          </table:table-cell>
          <table:table-cell office:value-type="float" office:value="3599718743.3071" calcext:value-type="float">
            <text:p>3599718743.3071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277350098112615" calcext:value-type="float">
            <text:p>0.27735009811261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80" calcext:value-type="float">
            <text:p>2080</text:p>
          </table:table-cell>
          <table:table-cell office:value-type="float" office:value="0.020868421052632" calcext:value-type="float">
            <text:p>0.020868421052632</text:p>
          </table:table-cell>
          <table:table-cell office:value-type="float" office:value="0" calcext:value-type="float">
            <text:p>0</text:p>
          </table:table-cell>
          <table:table-cell office:value-type="float" office:value="4672002301.13556" calcext:value-type="float">
            <text:p>4672002301.13556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277350098112615" calcext:value-type="float">
            <text:p>0.27735009811261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061" calcext:value-type="float">
            <text:p>2061</text:p>
          </table:table-cell>
          <table:table-cell office:value-type="float" office:value="0.020947368421053" calcext:value-type="float">
            <text:p>0.020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4335532255.71107" calcext:value-type="float">
            <text:p>4335532255.71107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277350098112615" calcext:value-type="float">
            <text:p>0.27735009811261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231" calcext:value-type="float">
            <text:p>2231</text:p>
          </table:table-cell>
          <table:table-cell office:value-type="float" office:value="0.020934210526316" calcext:value-type="float">
            <text:p>0.020934210526316</text:p>
          </table:table-cell>
          <table:table-cell office:value-type="float" office:value="0" calcext:value-type="float">
            <text:p>0</text:p>
          </table:table-cell>
          <table:table-cell office:value-type="float" office:value="4767886007.46647" calcext:value-type="float">
            <text:p>4767886007.46647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277350098112615" calcext:value-type="float">
            <text:p>0.277350098112615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5940000" calcext:value-type="float">
            <text:p>162594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577350269189626" calcext:value-type="float">
            <text:p>0.577350269189626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400000" calcext:value-type="float">
            <text:p>12044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577350269189626" calcext:value-type="float">
            <text:p>0.577350269189626</text:p>
          </table:table-cell>
        </table:table-row>
        <table:table-row table:style-name="ro1">
          <table:table-cell office:value-type="string" calcext:value-type="string">
            <text:p>2 OH &lt;=&gt; H2O + O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8928000" calcext:value-type="float">
            <text:p>1348928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577350269189626" calcext:value-type="float">
            <text:p>0.577350269189626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619200850" calcext:value-type="float">
            <text:p>5961920085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276768750" calcext:value-type="float">
            <text:p>7527676875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265698000" calcext:value-type="float">
            <text:p>72265698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619200850" calcext:value-type="float">
            <text:p>5961920085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332122500" calcext:value-type="float">
            <text:p>903321225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00000000" calcext:value-type="float">
            <text:p>662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83411200" calcext:value-type="float">
            <text:p>770834112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276768750" calcext:value-type="float">
            <text:p>7527676875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619200850" calcext:value-type="float">
            <text:p>5961920085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43556500" calcext:value-type="float">
            <text:p>662435565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30271600" calcext:value-type="float">
            <text:p>626302716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45770650" calcext:value-type="float">
            <text:p>6684577065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21415000" calcext:value-type="float">
            <text:p>60221415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05915950" calcext:value-type="float">
            <text:p>5600591595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968" calcext:value-type="float">
            <text:p>968</text:p>
          </table:table-cell>
          <table:table-cell office:value-type="float" office:value="3.59" calcext:value-type="float">
            <text:p>3.59</text:p>
          </table:table-cell>
          <table:table-cell office:value-type="float" office:value="0" calcext:value-type="float">
            <text:p>0</text:p>
          </table:table-cell>
          <table:table-cell office:value-type="float" office:value="7960000000" calcext:value-type="float">
            <text:p>796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015" calcext:value-type="float">
            <text:p>1015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9630000000" calcext:value-type="float">
            <text:p>963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079" calcext:value-type="float">
            <text:p>1079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11400000000" calcext:value-type="float">
            <text:p>1140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132" calcext:value-type="float">
            <text:p>1132</text:p>
          </table:table-cell>
          <table:table-cell office:value-type="float" office:value="3.55" calcext:value-type="float">
            <text:p>3.55</text:p>
          </table:table-cell>
          <table:table-cell office:value-type="float" office:value="0" calcext:value-type="float">
            <text:p>0</text:p>
          </table:table-cell>
          <table:table-cell office:value-type="float" office:value="18300000000" calcext:value-type="float">
            <text:p>1830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218" calcext:value-type="float">
            <text:p>1218</text:p>
          </table:table-cell>
          <table:table-cell office:value-type="float" office:value="3.04" calcext:value-type="float">
            <text:p>3.04</text:p>
          </table:table-cell>
          <table:table-cell office:value-type="float" office:value="0" calcext:value-type="float">
            <text:p>0</text:p>
          </table:table-cell>
          <table:table-cell office:value-type="float" office:value="26600000000" calcext:value-type="float">
            <text:p>2660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407" calcext:value-type="float">
            <text:p>1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66061250" calcext:value-type="float">
            <text:p>4516606125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449" calcext:value-type="float">
            <text:p>1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33288365" calcext:value-type="float">
            <text:p>19933288365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416" calcext:value-type="float">
            <text:p>1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99273500" calcext:value-type="float">
            <text:p>5419927350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77132000" calcext:value-type="float">
            <text:p>4817713200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299" calcext:value-type="float">
            <text:p>1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32849000" calcext:value-type="float">
            <text:p>3613284900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461" calcext:value-type="float">
            <text:p>1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32849000" calcext:value-type="float">
            <text:p>3613284900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237" calcext:value-type="float">
            <text:p>1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99273500" calcext:value-type="float">
            <text:p>5419927350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486" calcext:value-type="float">
            <text:p>1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21415000" calcext:value-type="float">
            <text:p>6022141500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421" calcext:value-type="float">
            <text:p>1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88566000" calcext:value-type="float">
            <text:p>2408856600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482" calcext:value-type="float">
            <text:p>1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10344250" calcext:value-type="float">
            <text:p>5721034425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276768750" calcext:value-type="float">
            <text:p>7527676875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423" calcext:value-type="float">
            <text:p>1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05915950" calcext:value-type="float">
            <text:p>5600591595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393" calcext:value-type="float">
            <text:p>1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88566000" calcext:value-type="float">
            <text:p>2408856600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462" calcext:value-type="float">
            <text:p>1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84137700" calcext:value-type="float">
            <text:p>2288413770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418" calcext:value-type="float">
            <text:p>1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99273500" calcext:value-type="float">
            <text:p>5419927350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357" calcext:value-type="float">
            <text:p>1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77132000" calcext:value-type="float">
            <text:p>4817713200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533" calcext:value-type="float">
            <text:p>1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04065050" calcext:value-type="float">
            <text:p>2830406505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32849000" calcext:value-type="float">
            <text:p>3613284900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435" calcext:value-type="float">
            <text:p>1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6424500" calcext:value-type="float">
            <text:p>1806642450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554" calcext:value-type="float">
            <text:p>1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88202750" calcext:value-type="float">
            <text:p>5118820275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473" calcext:value-type="float">
            <text:p>1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17349950" calcext:value-type="float">
            <text:p>3191734995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254" calcext:value-type="float">
            <text:p>1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37277300" calcext:value-type="float">
            <text:p>3733727730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88566000" calcext:value-type="float">
            <text:p>2408856600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242" calcext:value-type="float">
            <text:p>1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88566000" calcext:value-type="float">
            <text:p>24088566000</text:p>
          </table:table-cell>
          <table:table-cell office:value-type="float" office:value="1.42551507427317" calcext:value-type="float">
            <text:p>1.4255150742731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2117.299672" calcext:value-type="float">
            <text:p>2117.299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00000000" calcext:value-type="float">
            <text:p>35800000000</text:p>
          </table:table-cell>
          <table:table-cell office:value-type="float" office:value="0.2390169004705" calcext:value-type="float">
            <text:p>0.23901690047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2069.960526" calcext:value-type="float">
            <text:p>2069.960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00000000" calcext:value-type="float">
            <text:p>31600000000</text:p>
          </table:table-cell>
          <table:table-cell office:value-type="float" office:value="0.2390169004705" calcext:value-type="float">
            <text:p>0.23901690047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2017.57469" calcext:value-type="float">
            <text:p>2017.57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0000000" calcext:value-type="float">
            <text:p>34700000000</text:p>
          </table:table-cell>
          <table:table-cell office:value-type="float" office:value="0.2390169004705" calcext:value-type="float">
            <text:p>0.23901690047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938.534123" calcext:value-type="float">
            <text:p>1938.534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00000000" calcext:value-type="float">
            <text:p>31400000000</text:p>
          </table:table-cell>
          <table:table-cell office:value-type="float" office:value="0.2390169004705" calcext:value-type="float">
            <text:p>0.23901690047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913.971205" calcext:value-type="float">
            <text:p>1913.971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00000000" calcext:value-type="float">
            <text:p>31400000000</text:p>
          </table:table-cell>
          <table:table-cell office:value-type="float" office:value="0.2390169004705" calcext:value-type="float">
            <text:p>0.23901690047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880.118034" calcext:value-type="float">
            <text:p>1880.118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00000000" calcext:value-type="float">
            <text:p>29600000000</text:p>
          </table:table-cell>
          <table:table-cell office:value-type="float" office:value="0.2390169004705" calcext:value-type="float">
            <text:p>0.23901690047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797.68171" calcext:value-type="float">
            <text:p>1797.68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00000000" calcext:value-type="float">
            <text:p>32400000000</text:p>
          </table:table-cell>
          <table:table-cell office:value-type="float" office:value="0.2390169004705" calcext:value-type="float">
            <text:p>0.23901690047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763.441391" calcext:value-type="float">
            <text:p>1763.441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00000000" calcext:value-type="float">
            <text:p>32800000000</text:p>
          </table:table-cell>
          <table:table-cell office:value-type="float" office:value="0.2390169004705" calcext:value-type="float">
            <text:p>0.23901690047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697.723692" calcext:value-type="float">
            <text:p>1697.723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00000000" calcext:value-type="float">
            <text:p>28800000000</text:p>
          </table:table-cell>
          <table:table-cell office:value-type="float" office:value="0.2390169004705" calcext:value-type="float">
            <text:p>0.23901690047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657.522667" calcext:value-type="float">
            <text:p>1657.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00000000" calcext:value-type="float">
            <text:p>32600000000</text:p>
          </table:table-cell>
          <table:table-cell office:value-type="float" office:value="0.2390169004705" calcext:value-type="float">
            <text:p>0.23901690047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HO2 + OH &lt;=&gt; H2O + O2</text:p>
          </table:table-cell>
          <table:table-cell office:value-type="float" office:value="1591.350691" calcext:value-type="float">
            <text:p>1591.350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00000000" calcext:value-type="float">
            <text:p>33900000000</text:p>
          </table:table-cell>
          <table:table-cell office:value-type="float" office:value="0.2390169004705" calcext:value-type="float">
            <text:p>0.23901690047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4052000" calcext:value-type="float">
            <text:p>2204052000</text:p>
          </table:table-cell>
          <table:table-cell office:value-type="float" office:value="0.224235850712819" calcext:value-type="float">
            <text:p>0.224235850712819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4996000" calcext:value-type="float">
            <text:p>1914996000</text:p>
          </table:table-cell>
          <table:table-cell office:value-type="float" office:value="0.135102484856564" calcext:value-type="float">
            <text:p>0.135102484856564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5216000" calcext:value-type="float">
            <text:p>1975216000</text:p>
          </table:table-cell>
          <table:table-cell office:value-type="float" office:value="0.115069329784787" calcext:value-type="float">
            <text:p>0.115069329784787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80000" calcext:value-type="float">
            <text:p>1445280000</text:p>
          </table:table-cell>
          <table:table-cell office:value-type="float" office:value="0.048790164169432" calcext:value-type="float">
            <text:p>0.048790164169432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7984000" calcext:value-type="float">
            <text:p>1637984000</text:p>
          </table:table-cell>
          <table:table-cell office:value-type="float" office:value="0.143590919612256" calcext:value-type="float">
            <text:p>0.143590919612256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4180000" calcext:value-type="float">
            <text:p>1144180000</text:p>
          </table:table-cell>
          <table:table-cell office:value-type="float" office:value="0.1735109271118" calcext:value-type="float">
            <text:p>0.1735109271118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0202000" calcext:value-type="float">
            <text:p>1150202000</text:p>
          </table:table-cell>
          <table:table-cell office:value-type="float" office:value="0.060932550995158" calcext:value-type="float">
            <text:p>0.060932550995158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8048000" calcext:value-type="float">
            <text:p>1108048000</text:p>
          </table:table-cell>
          <table:table-cell office:value-type="float" office:value="0.383486201389389" calcext:value-type="float">
            <text:p>0.383486201389389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2466000" calcext:value-type="float">
            <text:p>1222466000</text:p>
          </table:table-cell>
          <table:table-cell office:value-type="float" office:value="0.137832474523913" calcext:value-type="float">
            <text:p>0.137832474523913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376000" calcext:value-type="float">
            <text:p>650376000</text:p>
          </table:table-cell>
          <table:table-cell office:value-type="float" office:value="0.259511195485085" calcext:value-type="float">
            <text:p>0.25951119548508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0.262364264467491" calcext:value-type="float">
            <text:p>0.26236426446749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0.262364264467491" calcext:value-type="float">
            <text:p>0.26236426446749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0.262364264467491" calcext:value-type="float">
            <text:p>0.26236426446749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0.262364264467491" calcext:value-type="float">
            <text:p>0.26236426446749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677" calcext:value-type="float">
            <text:p>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0.262364264467491" calcext:value-type="float">
            <text:p>0.26236426446749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000000" calcext:value-type="float">
            <text:p>457000000</text:p>
          </table:table-cell>
          <table:table-cell office:value-type="float" office:value="0.262364264467491" calcext:value-type="float">
            <text:p>0.26236426446749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000000" calcext:value-type="float">
            <text:p>542000000</text:p>
          </table:table-cell>
          <table:table-cell office:value-type="float" office:value="0.262364264467491" calcext:value-type="float">
            <text:p>0.26236426446749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786.602584776094" calcext:value-type="float">
            <text:p>786.602584776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000000" calcext:value-type="float">
            <text:p>447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794.46417363809" calcext:value-type="float">
            <text:p>794.46417363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000000" calcext:value-type="float">
            <text:p>562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806.871316128147" calcext:value-type="float">
            <text:p>806.871316128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000000" calcext:value-type="float">
            <text:p>576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806.871316128147" calcext:value-type="float">
            <text:p>806.871316128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2000000" calcext:value-type="float">
            <text:p>752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802.485135969069" calcext:value-type="float">
            <text:p>802.485135969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000000" calcext:value-type="float">
            <text:p>74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826.225726520937" calcext:value-type="float">
            <text:p>826.22572652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000000" calcext:value-type="float">
            <text:p>574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841.020258495987" calcext:value-type="float">
            <text:p>841.020258495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000000" calcext:value-type="float">
            <text:p>571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841.020258495987" calcext:value-type="float">
            <text:p>841.020258495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000000" calcext:value-type="float">
            <text:p>594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840.336134453782" calcext:value-type="float">
            <text:p>840.336134453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8000000" calcext:value-type="float">
            <text:p>818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877.441590906897" calcext:value-type="float">
            <text:p>877.441590906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3000000" calcext:value-type="float">
            <text:p>763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877.441590906897" calcext:value-type="float">
            <text:p>877.441590906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000000" calcext:value-type="float">
            <text:p>839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17.15941055999" calcext:value-type="float">
            <text:p>917.1594105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6000000" calcext:value-type="float">
            <text:p>666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13.107753106621" calcext:value-type="float">
            <text:p>913.10775310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0000000" calcext:value-type="float">
            <text:p>96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898.810962977078" calcext:value-type="float">
            <text:p>898.810962977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0000000" calcext:value-type="float">
            <text:p>117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30.371897558611" calcext:value-type="float">
            <text:p>930.371897558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0000000" calcext:value-type="float">
            <text:p>99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43.108845134926" calcext:value-type="float">
            <text:p>943.108845134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0000000" calcext:value-type="float">
            <text:p>66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79.772594780751" calcext:value-type="float">
            <text:p>979.772594780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2000000" calcext:value-type="float">
            <text:p>932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79.772594780751" calcext:value-type="float">
            <text:p>979.772594780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0000000" calcext:value-type="float">
            <text:p>126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80.702712721774" calcext:value-type="float">
            <text:p>980.702712721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0000000" calcext:value-type="float">
            <text:p>12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90.09900990099" calcext:value-type="float">
            <text:p>990.09900990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0000000" calcext:value-type="float">
            <text:p>12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69.6593586673" calcext:value-type="float">
            <text:p>969.6593586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0000000" calcext:value-type="float">
            <text:p>137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37.83101620262" calcext:value-type="float">
            <text:p>1037.8310162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0000000" calcext:value-type="float">
            <text:p>12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42.01726205796" calcext:value-type="float">
            <text:p>1042.0172620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0000000" calcext:value-type="float">
            <text:p>187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27.51056794619" calcext:value-type="float">
            <text:p>1027.51056794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0000000" calcext:value-type="float">
            <text:p>197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73.40709071256" calcext:value-type="float">
            <text:p>1073.4070907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000000" calcext:value-type="float">
            <text:p>148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86.95652173913" calcext:value-type="float">
            <text:p>1086.95652173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0000000" calcext:value-type="float">
            <text:p>269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59.752767687044" calcext:value-type="float">
            <text:p>959.752767687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0000000" calcext:value-type="float">
            <text:p>99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66.936570894822" calcext:value-type="float">
            <text:p>966.936570894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000000" calcext:value-type="float">
            <text:p>113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79.772594780751" calcext:value-type="float">
            <text:p>979.772594780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6000000" calcext:value-type="float">
            <text:p>946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98.711661956077" calcext:value-type="float">
            <text:p>998.711661956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0000000" calcext:value-type="float">
            <text:p>99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91.999523840229" calcext:value-type="float">
            <text:p>991.999523840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000000" calcext:value-type="float">
            <text:p>109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28.53357853574" calcext:value-type="float">
            <text:p>1028.53357853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000000" calcext:value-type="float">
            <text:p>13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32.64500659344" calcext:value-type="float">
            <text:p>1032.6450065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50.49189282882" calcext:value-type="float">
            <text:p>1050.49189282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000000" calcext:value-type="float">
            <text:p>13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06.49389863399" calcext:value-type="float">
            <text:p>1006.49389863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12.4101232913" calcext:value-type="float">
            <text:p>1012.4101232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000000" calcext:value-type="float">
            <text:p>18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05.51424009267" calcext:value-type="float">
            <text:p>1005.51424009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000000" calcext:value-type="float">
            <text:p>18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20.40816326531" calcext:value-type="float">
            <text:p>1020.4081632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56.93832447795" calcext:value-type="float">
            <text:p>1056.93832447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0000000" calcext:value-type="float">
            <text:p>179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53.70524913807" calcext:value-type="float">
            <text:p>1053.70524913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0000000" calcext:value-type="float">
            <text:p>199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93.85972780395" calcext:value-type="float">
            <text:p>1093.85972780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000000" calcext:value-type="float">
            <text:p>250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119.94222890006" calcext:value-type="float">
            <text:p>1119.9422289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0000000" calcext:value-type="float">
            <text:p>251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129.73759697809" calcext:value-type="float">
            <text:p>1129.73759697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0000000" calcext:value-type="float">
            <text:p>302000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54" calcext:value-type="float">
            <text:p>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000000" calcext:value-type="float">
            <text:p>74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000000" calcext:value-type="float">
            <text:p>78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000000" calcext:value-type="float">
            <text:p>78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0000000" calcext:value-type="float">
            <text:p>94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0000000" calcext:value-type="float">
            <text:p>83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0000000" calcext:value-type="float">
            <text:p>97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79" calcext:value-type="float">
            <text:p>1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000000" calcext:value-type="float">
            <text:p>93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000000" calcext:value-type="float">
            <text:p>91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0000000" calcext:value-type="float">
            <text:p>114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138" calcext:value-type="float">
            <text:p>1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000000" calcext:value-type="float">
            <text:p>105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194" calcext:value-type="float">
            <text:p>1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0000000" calcext:value-type="float">
            <text:p>98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218" calcext:value-type="float">
            <text:p>1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0000000" calcext:value-type="float">
            <text:p>155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2 HO2 &lt;=&gt; H2O2 + O2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2.30258509299405" calcext:value-type="float">
            <text:p>2.3025850929940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221" calcext:value-type="float">
            <text:p>1221</text:p>
          </table:table-cell>
          <table:table-cell office:value-type="float" office:value="1.921" calcext:value-type="float">
            <text:p>1.921</text:p>
          </table:table-cell>
          <table:table-cell office:value-type="float" office:value="0" calcext:value-type="float">
            <text:p>0</text:p>
          </table:table-cell>
          <table:table-cell office:value-type="float" office:value="5500000000" calcext:value-type="float">
            <text:p>55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192" calcext:value-type="float">
            <text:p>1192</text:p>
          </table:table-cell>
          <table:table-cell office:value-type="float" office:value="1.949" calcext:value-type="float">
            <text:p>1.949</text:p>
          </table:table-cell>
          <table:table-cell office:value-type="float" office:value="0" calcext:value-type="float">
            <text:p>0</text:p>
          </table:table-cell>
          <table:table-cell office:value-type="float" office:value="5100000000" calcext:value-type="float">
            <text:p>51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160" calcext:value-type="float">
            <text:p>1160</text:p>
          </table:table-cell>
          <table:table-cell office:value-type="float" office:value="2.008" calcext:value-type="float">
            <text:p>2.008</text:p>
          </table:table-cell>
          <table:table-cell office:value-type="float" office:value="0" calcext:value-type="float">
            <text:p>0</text:p>
          </table:table-cell>
          <table:table-cell office:value-type="float" office:value="4700000000" calcext:value-type="float">
            <text:p>47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133" calcext:value-type="float">
            <text:p>1133</text:p>
          </table:table-cell>
          <table:table-cell office:value-type="float" office:value="2.07" calcext:value-type="float">
            <text:p>2.07</text:p>
          </table:table-cell>
          <table:table-cell office:value-type="float" office:value="0" calcext:value-type="float">
            <text:p>0</text:p>
          </table:table-cell>
          <table:table-cell office:value-type="float" office:value="4400000000" calcext:value-type="float">
            <text:p>44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106" calcext:value-type="float">
            <text:p>1106</text:p>
          </table:table-cell>
          <table:table-cell office:value-type="float" office:value="2.126" calcext:value-type="float">
            <text:p>2.126</text:p>
          </table:table-cell>
          <table:table-cell office:value-type="float" office:value="0" calcext:value-type="float">
            <text:p>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045" calcext:value-type="float">
            <text:p>1045</text:p>
          </table:table-cell>
          <table:table-cell office:value-type="float" office:value="2.066" calcext:value-type="float">
            <text:p>2.066</text:p>
          </table:table-cell>
          <table:table-cell office:value-type="float" office:value="0" calcext:value-type="float">
            <text:p>0</text:p>
          </table:table-cell>
          <table:table-cell office:value-type="float" office:value="4200000000" calcext:value-type="float">
            <text:p>42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039" calcext:value-type="float">
            <text:p>1039</text:p>
          </table:table-cell>
          <table:table-cell office:value-type="float" office:value="2.192" calcext:value-type="float">
            <text:p>2.192</text:p>
          </table:table-cell>
          <table:table-cell office:value-type="float" office:value="0" calcext:value-type="float">
            <text:p>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020" calcext:value-type="float">
            <text:p>1020</text:p>
          </table:table-cell>
          <table:table-cell office:value-type="float" office:value="2.192" calcext:value-type="float">
            <text:p>2.192</text:p>
          </table:table-cell>
          <table:table-cell office:value-type="float" office:value="0" calcext:value-type="float">
            <text:p>0</text:p>
          </table:table-cell>
          <table:table-cell office:value-type="float" office:value="3600000000" calcext:value-type="float">
            <text:p>36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089" calcext:value-type="float">
            <text:p>1089</text:p>
          </table:table-cell>
          <table:table-cell office:value-type="float" office:value="2.239" calcext:value-type="float">
            <text:p>2.239</text:p>
          </table:table-cell>
          <table:table-cell office:value-type="float" office:value="0" calcext:value-type="float">
            <text:p>0</text:p>
          </table:table-cell>
          <table:table-cell office:value-type="float" office:value="4200000000" calcext:value-type="float">
            <text:p>42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277" calcext:value-type="float">
            <text:p>1277</text:p>
          </table:table-cell>
          <table:table-cell office:value-type="float" office:value="2.031" calcext:value-type="float">
            <text:p>2.031</text:p>
          </table:table-cell>
          <table:table-cell office:value-type="float" office:value="0" calcext:value-type="float">
            <text:p>0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052" calcext:value-type="float">
            <text:p>1052</text:p>
          </table:table-cell>
          <table:table-cell office:value-type="float" office:value="1.966" calcext:value-type="float">
            <text:p>1.966</text:p>
          </table:table-cell>
          <table:table-cell office:value-type="float" office:value="0" calcext:value-type="float">
            <text:p>0</text:p>
          </table:table-cell>
          <table:table-cell office:value-type="float" office:value="3800000000" calcext:value-type="float">
            <text:p>38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100" calcext:value-type="float">
            <text:p>1100</text:p>
          </table:table-cell>
          <table:table-cell office:value-type="float" office:value="1.947" calcext:value-type="float">
            <text:p>1.947</text:p>
          </table:table-cell>
          <table:table-cell office:value-type="float" office:value="0" calcext:value-type="float">
            <text:p>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128" calcext:value-type="float">
            <text:p>1128</text:p>
          </table:table-cell>
          <table:table-cell office:value-type="float" office:value="1.884" calcext:value-type="float">
            <text:p>1.884</text:p>
          </table:table-cell>
          <table:table-cell office:value-type="float" office:value="0" calcext:value-type="float">
            <text:p>0</text:p>
          </table:table-cell>
          <table:table-cell office:value-type="float" office:value="4300000000" calcext:value-type="float">
            <text:p>43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176" calcext:value-type="float">
            <text:p>1176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  <table:table-cell office:value-type="float" office:value="4700000000" calcext:value-type="float">
            <text:p>47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233" calcext:value-type="float">
            <text:p>1233</text:p>
          </table:table-cell>
          <table:table-cell office:value-type="float" office:value="1.746" calcext:value-type="float">
            <text:p>1.746</text:p>
          </table:table-cell>
          <table:table-cell office:value-type="float" office:value="0" calcext:value-type="float">
            <text:p>0</text:p>
          </table:table-cell>
          <table:table-cell office:value-type="float" office:value="5200000000" calcext:value-type="float">
            <text:p>52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344" calcext:value-type="float">
            <text:p>1344</text:p>
          </table:table-cell>
          <table:table-cell office:value-type="float" office:value="1.974" calcext:value-type="float">
            <text:p>1.974</text:p>
          </table:table-cell>
          <table:table-cell office:value-type="float" office:value="0" calcext:value-type="float">
            <text:p>0</text:p>
          </table:table-cell>
          <table:table-cell office:value-type="float" office:value="6800000000" calcext:value-type="float">
            <text:p>68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277" calcext:value-type="float">
            <text:p>1277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6200000000" calcext:value-type="float">
            <text:p>62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317" calcext:value-type="float">
            <text:p>1317</text:p>
          </table:table-cell>
          <table:table-cell office:value-type="float" office:value="2.011" calcext:value-type="float">
            <text:p>2.011</text:p>
          </table:table-cell>
          <table:table-cell office:value-type="float" office:value="0" calcext:value-type="float">
            <text:p>0</text:p>
          </table:table-cell>
          <table:table-cell office:value-type="float" office:value="6500000000" calcext:value-type="float">
            <text:p>65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374" calcext:value-type="float">
            <text:p>1374</text:p>
          </table:table-cell>
          <table:table-cell office:value-type="float" office:value="1.945" calcext:value-type="float">
            <text:p>1.945</text:p>
          </table:table-cell>
          <table:table-cell office:value-type="float" office:value="0" calcext:value-type="float">
            <text:p>0</text:p>
          </table:table-cell>
          <table:table-cell office:value-type="float" office:value="7900000000" calcext:value-type="float">
            <text:p>79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398" calcext:value-type="float">
            <text:p>1398</text:p>
          </table:table-cell>
          <table:table-cell office:value-type="float" office:value="1.909" calcext:value-type="float">
            <text:p>1.909</text:p>
          </table:table-cell>
          <table:table-cell office:value-type="float" office:value="0" calcext:value-type="float">
            <text:p>0</text:p>
          </table:table-cell>
          <table:table-cell office:value-type="float" office:value="6800000000" calcext:value-type="float">
            <text:p>68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424" calcext:value-type="float">
            <text:p>1424</text:p>
          </table:table-cell>
          <table:table-cell office:value-type="float" office:value="1.868" calcext:value-type="float">
            <text:p>1.868</text:p>
          </table:table-cell>
          <table:table-cell office:value-type="float" office:value="0" calcext:value-type="float">
            <text:p>0</text:p>
          </table:table-cell>
          <table:table-cell office:value-type="float" office:value="6500000000" calcext:value-type="float">
            <text:p>65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461" calcext:value-type="float">
            <text:p>1461</text:p>
          </table:table-cell>
          <table:table-cell office:value-type="float" office:value="1.834" calcext:value-type="float">
            <text:p>1.834</text:p>
          </table:table-cell>
          <table:table-cell office:value-type="float" office:value="0" calcext:value-type="float">
            <text:p>0</text:p>
          </table:table-cell>
          <table:table-cell office:value-type="float" office:value="8200000000" calcext:value-type="float">
            <text:p>82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134" calcext:value-type="float">
            <text:p>1134</text:p>
          </table:table-cell>
          <table:table-cell office:value-type="float" office:value="1.874" calcext:value-type="float">
            <text:p>1.874</text:p>
          </table:table-cell>
          <table:table-cell office:value-type="float" office:value="0" calcext:value-type="float">
            <text:p>0</text:p>
          </table:table-cell>
          <table:table-cell office:value-type="float" office:value="4500000000" calcext:value-type="float">
            <text:p>45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430" calcext:value-type="float">
            <text:p>1430</text:p>
          </table:table-cell>
          <table:table-cell office:value-type="float" office:value="1.039" calcext:value-type="float">
            <text:p>1.039</text:p>
          </table:table-cell>
          <table:table-cell office:value-type="float" office:value="0" calcext:value-type="float">
            <text:p>0</text:p>
          </table:table-cell>
          <table:table-cell office:value-type="float" office:value="7400000000" calcext:value-type="float">
            <text:p>74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313" calcext:value-type="float">
            <text:p>1313</text:p>
          </table:table-cell>
          <table:table-cell office:value-type="float" office:value="1.057" calcext:value-type="float">
            <text:p>1.057</text:p>
          </table:table-cell>
          <table:table-cell office:value-type="float" office:value="0" calcext:value-type="float">
            <text:p>0</text:p>
          </table:table-cell>
          <table:table-cell office:value-type="float" office:value="6500000000" calcext:value-type="float">
            <text:p>65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249" calcext:value-type="float">
            <text:p>1249</text:p>
          </table:table-cell>
          <table:table-cell office:value-type="float" office:value="1.113" calcext:value-type="float">
            <text:p>1.113</text:p>
          </table:table-cell>
          <table:table-cell office:value-type="float" office:value="0" calcext:value-type="float">
            <text:p>0</text:p>
          </table:table-cell>
          <table:table-cell office:value-type="float" office:value="5100000000" calcext:value-type="float">
            <text:p>51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190" calcext:value-type="float">
            <text:p>1190</text:p>
          </table:table-cell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  <table:table-cell office:value-type="float" office:value="4700000000" calcext:value-type="float">
            <text:p>47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147" calcext:value-type="float">
            <text:p>1147</text:p>
          </table:table-cell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  <table:table-cell office:value-type="float" office:value="4300000000" calcext:value-type="float">
            <text:p>4300000000</text:p>
          </table:table-cell>
          <table:table-cell office:value-type="float" office:value="0.157003748809665" calcext:value-type="float">
            <text:p>0.157003748809665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982000" calcext:value-type="float">
            <text:p>1089982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408248290463863" calcext:value-type="float">
            <text:p>0.408248290463863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423" calcext:value-type="float">
            <text:p>423</text:p>
          </table:table-cell>
          <table:table-cell office:value-type="float" office:value="0.001973684210526" calcext:value-type="float">
            <text:p>0.001973684210526</text:p>
          </table:table-cell>
          <table:table-cell office:value-type="float" office:value="0" calcext:value-type="float">
            <text:p>0</text:p>
          </table:table-cell>
          <table:table-cell office:value-type="float" office:value="1276664000" calcext:value-type="float">
            <text:p>1276664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408248290463863" calcext:value-type="float">
            <text:p>0.408248290463863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371" calcext:value-type="float">
            <text:p>371</text:p>
          </table:table-cell>
          <table:table-cell office:value-type="float" office:value="0.001315789473684" calcext:value-type="float">
            <text:p>0.001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1180312000" calcext:value-type="float">
            <text:p>1180312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408248290463863" calcext:value-type="float">
            <text:p>0.408248290463863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335" calcext:value-type="float">
            <text:p>335</text:p>
          </table:table-cell>
          <table:table-cell office:value-type="float" office:value="0.001315789473684" calcext:value-type="float">
            <text:p>0.001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1120092000" calcext:value-type="float">
            <text:p>1120092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408248290463863" calcext:value-type="float">
            <text:p>0.408248290463863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273" calcext:value-type="float">
            <text:p>273</text:p>
          </table:table-cell>
          <table:table-cell office:value-type="float" office:value="0.001315789473684" calcext:value-type="float">
            <text:p>0.001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1126114000" calcext:value-type="float">
            <text:p>1126114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408248290463863" calcext:value-type="float">
            <text:p>0.408248290463863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245" calcext:value-type="float">
            <text:p>245</text:p>
          </table:table-cell>
          <table:table-cell office:value-type="float" office:value="0.001315789473684" calcext:value-type="float">
            <text:p>0.001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1089982000" calcext:value-type="float">
            <text:p>1089982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408248290463863" calcext:value-type="float">
            <text:p>0.408248290463863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9542000" calcext:value-type="float">
            <text:p>969542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7608000" calcext:value-type="float">
            <text:p>987608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718000" calcext:value-type="float">
            <text:p>1017718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784000" calcext:value-type="float">
            <text:p>1035784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070000" calcext:value-type="float">
            <text:p>1114070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2246000" calcext:value-type="float">
            <text:p>1162246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6444000" calcext:value-type="float">
            <text:p>1216444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2686000" calcext:value-type="float">
            <text:p>1282686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8928000" calcext:value-type="float">
            <text:p>1348928000</text:p>
          </table:table-cell>
          <table:table-cell office:value-type="float" office:value="0.693147180559945" calcext:value-type="float">
            <text:p>0.693147180559945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000000" calcext:value-type="float">
            <text:p>1250000000</text:p>
          </table:table-cell>
          <table:table-cell office:value-type="float" office:value="0.693147181" calcext:value-type="float">
            <text:p>0.693147181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0000000" calcext:value-type="float">
            <text:p>1160000000</text:p>
          </table:table-cell>
          <table:table-cell office:value-type="float" office:value="0.693147181" calcext:value-type="float">
            <text:p>0.693147181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0000000" calcext:value-type="float">
            <text:p>1080000000</text:p>
          </table:table-cell>
          <table:table-cell office:value-type="float" office:value="0.693147181" calcext:value-type="float">
            <text:p>0.693147181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000000" calcext:value-type="float">
            <text:p>1040000000</text:p>
          </table:table-cell>
          <table:table-cell office:value-type="float" office:value="0.693147181" calcext:value-type="float">
            <text:p>0.693147181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0000000" calcext:value-type="float">
            <text:p>1070000000</text:p>
          </table:table-cell>
          <table:table-cell office:value-type="float" office:value="0.693147181" calcext:value-type="float">
            <text:p>0.693147181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0000000" calcext:value-type="float">
            <text:p>1110000000</text:p>
          </table:table-cell>
          <table:table-cell office:value-type="float" office:value="0.693147181" calcext:value-type="float">
            <text:p>0.693147181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7480000" calcext:value-type="float">
            <text:p>2047480000</text:p>
          </table:table-cell>
          <table:table-cell office:value-type="float" office:value="0.693147181" calcext:value-type="float">
            <text:p>0.693147181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H2O2 + OH &lt;=&gt; H2O + HO2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1916000" calcext:value-type="float">
            <text:p>1071916000</text:p>
          </table:table-cell>
          <table:table-cell office:value-type="float" office:value="0.693147181" calcext:value-type="float">
            <text:p>0.693147181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051.585" calcext:value-type="float">
            <text:p>1051.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0000000" calcext:value-type="float">
            <text:p>590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057.6368" calcext:value-type="float">
            <text:p>1057.6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30000000" calcext:value-type="float">
            <text:p>723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068.0115" calcext:value-type="float">
            <text:p>1068.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0000000" calcext:value-type="float">
            <text:p>702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074.0634" calcext:value-type="float">
            <text:p>1074.0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000000" calcext:value-type="float">
            <text:p>510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100.8645" calcext:value-type="float">
            <text:p>1100.8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0000000" calcext:value-type="float">
            <text:p>495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093.0836" calcext:value-type="float">
            <text:p>1093.0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0000000" calcext:value-type="float">
            <text:p>716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083.5735" calcext:value-type="float">
            <text:p>1083.5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60000000" calcext:value-type="float">
            <text:p>836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119.0201" calcext:value-type="float">
            <text:p>1119.0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60000000" calcext:value-type="float">
            <text:p>886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138.0404" calcext:value-type="float">
            <text:p>1138.0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0000000" calcext:value-type="float">
            <text:p>921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124.2075" calcext:value-type="float">
            <text:p>1124.2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0000000" calcext:value-type="float">
            <text:p>695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132.853" calcext:value-type="float">
            <text:p>1132.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0000000" calcext:value-type="float">
            <text:p>490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153.6023" calcext:value-type="float">
            <text:p>1153.6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0000000" calcext:value-type="float">
            <text:p>490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145.8213" calcext:value-type="float">
            <text:p>1145.8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0000000" calcext:value-type="float">
            <text:p>625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163.9769" calcext:value-type="float">
            <text:p>1163.9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0000000" calcext:value-type="float">
            <text:p>613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134.5822" calcext:value-type="float">
            <text:p>1134.5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0000000" calcext:value-type="float">
            <text:p>607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197.6946" calcext:value-type="float">
            <text:p>1197.6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0000000" calcext:value-type="float">
            <text:p>812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213.2565" calcext:value-type="float">
            <text:p>1213.2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0000000" calcext:value-type="float">
            <text:p>804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3O + OH</text:p>
          </table:table-cell>
          <table:table-cell office:value-type="float" office:value="1246.9741" calcext:value-type="float">
            <text:p>1246.9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0000000" calcext:value-type="float">
            <text:p>921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780.0144" calcext:value-type="float">
            <text:p>1780.0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000000" calcext:value-type="float">
            <text:p>1700000000</text:p>
          </table:table-cell>
          <table:table-cell office:value-type="float" office:value="1.6094379124341" calcext:value-type="float">
            <text:p>1.60943791243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825.7369" calcext:value-type="float">
            <text:p>1825.7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0000000" calcext:value-type="float">
            <text:p>2110000000</text:p>
          </table:table-cell>
          <table:table-cell office:value-type="float" office:value="1.6094379124341" calcext:value-type="float">
            <text:p>1.60943791243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769.6621" calcext:value-type="float">
            <text:p>1769.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0000000" calcext:value-type="float">
            <text:p>2470000000</text:p>
          </table:table-cell>
          <table:table-cell office:value-type="float" office:value="1.6094379124341" calcext:value-type="float">
            <text:p>1.60943791243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786.0532" calcext:value-type="float">
            <text:p>1786.0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0000000" calcext:value-type="float">
            <text:p>2590000000</text:p>
          </table:table-cell>
          <table:table-cell office:value-type="float" office:value="1.6094379124341" calcext:value-type="float">
            <text:p>1.60943791243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789.5039" calcext:value-type="float">
            <text:p>1789.5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0000000" calcext:value-type="float">
            <text:p>3060000000</text:p>
          </table:table-cell>
          <table:table-cell office:value-type="float" office:value="1.6094379124341" calcext:value-type="float">
            <text:p>1.60943791243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794.68" calcext:value-type="float">
            <text:p>1794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0000000" calcext:value-type="float">
            <text:p>3550000000</text:p>
          </table:table-cell>
          <table:table-cell office:value-type="float" office:value="1.6094379124341" calcext:value-type="float">
            <text:p>1.60943791243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754.9965" calcext:value-type="float">
            <text:p>1754.9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0000000" calcext:value-type="float">
            <text:p>4360000000</text:p>
          </table:table-cell>
          <table:table-cell office:value-type="float" office:value="1.6094379124341" calcext:value-type="float">
            <text:p>1.60943791243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735.1545" calcext:value-type="float">
            <text:p>1735.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0000000" calcext:value-type="float">
            <text:p>5800000000</text:p>
          </table:table-cell>
          <table:table-cell office:value-type="float" office:value="1.6094379124341" calcext:value-type="float">
            <text:p>1.60943791243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749.8203" calcext:value-type="float">
            <text:p>1749.8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0000000" calcext:value-type="float">
            <text:p>5800000000</text:p>
          </table:table-cell>
          <table:table-cell office:value-type="float" office:value="1.6094379124341" calcext:value-type="float">
            <text:p>1.60943791243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728.253" calcext:value-type="float">
            <text:p>1728.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0000000" calcext:value-type="float">
            <text:p>4490000000</text:p>
          </table:table-cell>
          <table:table-cell office:value-type="float" office:value="1.6094379124341" calcext:value-type="float">
            <text:p>1.60943791243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713.5874" calcext:value-type="float">
            <text:p>1713.5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0000000" calcext:value-type="float">
            <text:p>4580000000</text:p>
          </table:table-cell>
          <table:table-cell office:value-type="float" office:value="1.6094379124341" calcext:value-type="float">
            <text:p>1.60943791243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699.7843" calcext:value-type="float">
            <text:p>1699.7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1.6094379124341" calcext:value-type="float">
            <text:p>1.60943791243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696.3336" calcext:value-type="float">
            <text:p>1696.3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0000000" calcext:value-type="float">
            <text:p>4020000000</text:p>
          </table:table-cell>
          <table:table-cell office:value-type="float" office:value="1.6094379124341" calcext:value-type="float">
            <text:p>1.60943791243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702.3724" calcext:value-type="float">
            <text:p>1702.3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10000000" calcext:value-type="float">
            <text:p>7410000000</text:p>
          </table:table-cell>
          <table:table-cell office:value-type="float" office:value="1.6094379124341" calcext:value-type="float">
            <text:p>1.60943791243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731.7039" calcext:value-type="float">
            <text:p>1731.7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0000000" calcext:value-type="float">
            <text:p>7860000000</text:p>
          </table:table-cell>
          <table:table-cell office:value-type="float" office:value="1.6094379124341" calcext:value-type="float">
            <text:p>1.60943791243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654.0618" calcext:value-type="float">
            <text:p>1654.0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0000000" calcext:value-type="float">
            <text:p>7270000000</text:p>
          </table:table-cell>
          <table:table-cell office:value-type="float" office:value="1.6094379124341" calcext:value-type="float">
            <text:p>1.60943791243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055.227" calcext:value-type="float">
            <text:p>1055.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0000000" calcext:value-type="float">
            <text:p>524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055.227" calcext:value-type="float">
            <text:p>1055.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0000000" calcext:value-type="float">
            <text:p>410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075.1262" calcext:value-type="float">
            <text:p>1075.1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0000000" calcext:value-type="float">
            <text:p>499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071.6654" calcext:value-type="float">
            <text:p>1071.6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0000000" calcext:value-type="float">
            <text:p>406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092.4297" calcext:value-type="float">
            <text:p>1092.4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0000000" calcext:value-type="float">
            <text:p>390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102.8118" calcext:value-type="float">
            <text:p>1102.8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0000000" calcext:value-type="float">
            <text:p>306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117.5198" calcext:value-type="float">
            <text:p>1117.5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0000000" calcext:value-type="float">
            <text:p>398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131.3627" calcext:value-type="float">
            <text:p>1131.3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0000000" calcext:value-type="float">
            <text:p>494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149.5314" calcext:value-type="float">
            <text:p>1149.5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0000000" calcext:value-type="float">
            <text:p>499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158.1831" calcext:value-type="float">
            <text:p>1158.1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0000000" calcext:value-type="float">
            <text:p>504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195.3857" calcext:value-type="float">
            <text:p>1195.3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0000000" calcext:value-type="float">
            <text:p>504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211.8241" calcext:value-type="float">
            <text:p>1211.8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0000000" calcext:value-type="float">
            <text:p>504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3 + HO2 &lt;=&gt; CH4 + O2</text:p>
          </table:table-cell>
          <table:table-cell office:value-type="float" office:value="1249.8918" calcext:value-type="float">
            <text:p>1249.8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0000000" calcext:value-type="float">
            <text:p>402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449" calcext:value-type="float">
            <text:p>1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4300" calcext:value-type="float">
            <text:p>39143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6720" calcext:value-type="float">
            <text:p>457672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6234" calcext:value-type="float">
            <text:p>3896234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615" calcext:value-type="float">
            <text:p>1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9534" calcext:value-type="float">
            <text:p>4799534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1972" calcext:value-type="float">
            <text:p>4371972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692" calcext:value-type="float">
            <text:p>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0130" calcext:value-type="float">
            <text:p>551013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2100" calcext:value-type="float">
            <text:p>33121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757" calcext:value-type="float">
            <text:p>1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6500" calcext:value-type="float">
            <text:p>45165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358" calcext:value-type="float">
            <text:p>1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1614" calcext:value-type="float">
            <text:p>2631614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468" calcext:value-type="float">
            <text:p>1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1880" calcext:value-type="float">
            <text:p>325188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359" calcext:value-type="float">
            <text:p>1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5748" calcext:value-type="float">
            <text:p>3215748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6802" calcext:value-type="float">
            <text:p>2956802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493" calcext:value-type="float">
            <text:p>1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8718" calcext:value-type="float">
            <text:p>4028718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247" calcext:value-type="float">
            <text:p>1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1018" calcext:value-type="float">
            <text:p>1921018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392" calcext:value-type="float">
            <text:p>1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3090" calcext:value-type="float">
            <text:p>358309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432" calcext:value-type="float">
            <text:p>1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8608" calcext:value-type="float">
            <text:p>3998608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618" calcext:value-type="float">
            <text:p>1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4080" calcext:value-type="float">
            <text:p>385408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872" calcext:value-type="float">
            <text:p>1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0680" calcext:value-type="float">
            <text:p>566068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815" calcext:value-type="float">
            <text:p>1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6620" calcext:value-type="float">
            <text:p>728662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720" calcext:value-type="float">
            <text:p>1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6940" calcext:value-type="float">
            <text:p>463694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0020" calcext:value-type="float">
            <text:p>548002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834" calcext:value-type="float">
            <text:p>1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0020" calcext:value-type="float">
            <text:p>548002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8600" calcext:value-type="float">
            <text:p>78286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639" calcext:value-type="float">
            <text:p>1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4300" calcext:value-type="float">
            <text:p>39143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071" calcext:value-type="float">
            <text:p>1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3300" calcext:value-type="float">
            <text:p>9033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142" calcext:value-type="float">
            <text:p>1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600" calcext:value-type="float">
            <text:p>18066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157" calcext:value-type="float">
            <text:p>1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5500" calcext:value-type="float">
            <text:p>15055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235" calcext:value-type="float">
            <text:p>1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7700" calcext:value-type="float">
            <text:p>21077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5060" calcext:value-type="float">
            <text:p>138506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2640" calcext:value-type="float">
            <text:p>72264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954" calcext:value-type="float">
            <text:p>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2640" calcext:value-type="float">
            <text:p>72264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420" calcext:value-type="float">
            <text:p>66242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200" calcext:value-type="float">
            <text:p>6022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3960" calcext:value-type="float">
            <text:p>108396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697" calcext:value-type="float">
            <text:p>1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9800" calcext:value-type="float">
            <text:p>54198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509" calcext:value-type="float">
            <text:p>1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6940" calcext:value-type="float">
            <text:p>463694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7728" calcext:value-type="float">
            <text:p>3757728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756" calcext:value-type="float">
            <text:p>1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8260" calcext:value-type="float">
            <text:p>499826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736" calcext:value-type="float">
            <text:p>1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6500" calcext:value-type="float">
            <text:p>45165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549" calcext:value-type="float">
            <text:p>1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5400" calcext:value-type="float">
            <text:p>42154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734" calcext:value-type="float">
            <text:p>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6720" calcext:value-type="float">
            <text:p>457672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346" calcext:value-type="float">
            <text:p>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8452" calcext:value-type="float">
            <text:p>3408452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0698" calcext:value-type="float">
            <text:p>4570698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424" calcext:value-type="float">
            <text:p>1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804" calcext:value-type="float">
            <text:p>3504804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321" calcext:value-type="float">
            <text:p>1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5922" calcext:value-type="float">
            <text:p>2715922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223" calcext:value-type="float">
            <text:p>1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9634" calcext:value-type="float">
            <text:p>2089634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8360" calcext:value-type="float">
            <text:p>228836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0670" calcext:value-type="float">
            <text:p>292067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791" calcext:value-type="float">
            <text:p>1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9140" calcext:value-type="float">
            <text:p>523914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931" calcext:value-type="float">
            <text:p>1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4200" calcext:value-type="float">
            <text:p>66242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964" calcext:value-type="float">
            <text:p>1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26400" calcext:value-type="float">
            <text:p>72264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738" calcext:value-type="float">
            <text:p>1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3200" calcext:value-type="float">
            <text:p>36132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1468" calcext:value-type="float">
            <text:p>4781468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6500" calcext:value-type="float">
            <text:p>451650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1890" calcext:value-type="float">
            <text:p>599189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947" calcext:value-type="float">
            <text:p>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980" calcext:value-type="float">
            <text:p>54198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540" calcext:value-type="float">
            <text:p>42154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420" calcext:value-type="float">
            <text:p>66242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740" calcext:value-type="float">
            <text:p>102374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6820" calcext:value-type="float">
            <text:p>186682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7040" calcext:value-type="float">
            <text:p>192704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760" calcext:value-type="float">
            <text:p>48176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5720" calcext:value-type="float">
            <text:p>156572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179" calcext:value-type="float">
            <text:p>1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7480" calcext:value-type="float">
            <text:p>204748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271" calcext:value-type="float">
            <text:p>1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8360" calcext:value-type="float">
            <text:p>2288360</text:p>
          </table:table-cell>
          <table:table-cell office:value-type="float" office:value="0.693" calcext:value-type="float">
            <text:p>0.69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3.64" calcext:value-type="float">
            <text:p>3733.64</text:p>
          </table:table-cell>
          <table:table-cell office:value-type="float" office:value="0.693" calcext:value-type="float">
            <text:p>0.693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.53" calcext:value-type="float">
            <text:p>3703.53</text:p>
          </table:table-cell>
          <table:table-cell office:value-type="float" office:value="0.693" calcext:value-type="float">
            <text:p>0.693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2.98" calcext:value-type="float">
            <text:p>3552.98</text:p>
          </table:table-cell>
          <table:table-cell office:value-type="float" office:value="0.693" calcext:value-type="float">
            <text:p>0.693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2.87" calcext:value-type="float">
            <text:p>3522.87</text:p>
          </table:table-cell>
          <table:table-cell office:value-type="float" office:value="0.693" calcext:value-type="float">
            <text:p>0.693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5.244" calcext:value-type="float">
            <text:p>3625.244</text:p>
          </table:table-cell>
          <table:table-cell office:value-type="float" office:value="0.693" calcext:value-type="float">
            <text:p>0.693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.804" calcext:value-type="float">
            <text:p>493.804</text:p>
          </table:table-cell>
          <table:table-cell office:value-type="float" office:value="0.693" calcext:value-type="float">
            <text:p>0.693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.65" calcext:value-type="float">
            <text:p>451.65</text:p>
          </table:table-cell>
          <table:table-cell office:value-type="float" office:value="0.693" calcext:value-type="float">
            <text:p>0.693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.386" calcext:value-type="float">
            <text:p>379.386</text:p>
          </table:table-cell>
          <table:table-cell office:value-type="float" office:value="0.693" calcext:value-type="float">
            <text:p>0.693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.078" calcext:value-type="float">
            <text:p>295.078</text:p>
          </table:table-cell>
          <table:table-cell office:value-type="float" office:value="0.693" calcext:value-type="float">
            <text:p>0.693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.88" calcext:value-type="float">
            <text:p>240.88</text:p>
          </table:table-cell>
          <table:table-cell office:value-type="float" office:value="0.693" calcext:value-type="float">
            <text:p>0.693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.792" calcext:value-type="float">
            <text:p>216.792</text:p>
          </table:table-cell>
          <table:table-cell office:value-type="float" office:value="0.693" calcext:value-type="float">
            <text:p>0.693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4.364" calcext:value-type="float">
            <text:p>3384.364</text:p>
          </table:table-cell>
          <table:table-cell office:value-type="float" office:value="0.693" calcext:value-type="float">
            <text:p>0.69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41.62" calcext:value-type="float">
            <text:p>22341.62</text:p>
          </table:table-cell>
          <table:table-cell office:value-type="float" office:value="0.693" calcext:value-type="float">
            <text:p>0.69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12.84" calcext:value-type="float">
            <text:p>25412.84</text:p>
          </table:table-cell>
          <table:table-cell office:value-type="float" office:value="0.693" calcext:value-type="float">
            <text:p>0.69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22.2" calcext:value-type="float">
            <text:p>60822.2</text:p>
          </table:table-cell>
          <table:table-cell office:value-type="float" office:value="0.693" calcext:value-type="float">
            <text:p>0.69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34.4" calcext:value-type="float">
            <text:p>91534.4</text:p>
          </table:table-cell>
          <table:table-cell office:value-type="float" office:value="0.693" calcext:value-type="float">
            <text:p>0.69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721.4" calcext:value-type="float">
            <text:p>142721.4</text:p>
          </table:table-cell>
          <table:table-cell office:value-type="float" office:value="0.693" calcext:value-type="float">
            <text:p>0.69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007.4" calcext:value-type="float">
            <text:p>221007.4</text:p>
          </table:table-cell>
          <table:table-cell office:value-type="float" office:value="0.693" calcext:value-type="float">
            <text:p>0.69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442.8" calcext:value-type="float">
            <text:p>285442.8</text:p>
          </table:table-cell>
          <table:table-cell office:value-type="float" office:value="0.693" calcext:value-type="float">
            <text:p>0.69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867.2" calcext:value-type="float">
            <text:p>346867.2</text:p>
          </table:table-cell>
          <table:table-cell office:value-type="float" office:value="0.693" calcext:value-type="float">
            <text:p>0.69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CH4 + OH &lt;=&gt; CH3 + H2O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263.2" calcext:value-type="float">
            <text:p>455263.2</text:p>
          </table:table-cell>
          <table:table-cell office:value-type="float" office:value="0.693" calcext:value-type="float">
            <text:p>0.693</text:p>
          </table:table-cell>
          <table:table-cell office:value-type="float" office:value="0.316" calcext:value-type="float">
            <text:p>0.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4:13:17.392054993</meta:creation-date>
    <dc:date>2018-10-29T14:19:48.119320192</dc:date>
    <meta:editing-duration>PT6M30S</meta:editing-duration>
    <meta:editing-cycles>2</meta:editing-cycles>
    <meta:generator>LibreOffice/6.0.3.2$Linux_X86_64 LibreOffice_project/00m0$Build-2</meta:generator>
    <meta:document-statistic meta:table-count="1" meta:cell-count="3675" meta:object-count="0"/>
  </office:meta>
</office:document-meta>
</file>